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.135cm"/>
    </style:style>
    <style:style style:name="co2" style:family="table-column">
      <style:table-column-properties fo:break-before="auto" style:column-width="9.368cm"/>
    </style:style>
    <style:style style:name="co3" style:family="table-column">
      <style:table-column-properties fo:break-before="auto" style:column-width="17.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9.55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ntarell" fo:font-size="11pt" style:font-size-asian="11pt" style:font-size-complex="11pt"/>
    </style:style>
    <style:style style:name="ce2" style:family="table-cell" style:parent-style-name="Default">
      <style:text-properties style:font-name="Cantarell" fo:font-size="11pt" fo:language="en" fo:country="US" style:font-name-asian="DejaVu Sans" style:font-size-asian="11pt" style:language-asian="en" style:country-asian="US" style:font-name-complex="DejaVu Sans" style:font-size-complex="11pt" style:language-complex="en" style:country-complex="US"/>
    </style:style>
  </office:automatic-styles>
  <office:body>
    <office:spreadsheet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SERT INTO arka_bloque(nombre, descripcion, grupo) VALUES (</text:p>
          </table:table-cell>
          <table:table-cell office:value-type="string" calcext:value-type="string">
            <text:p>INSERT INTO arka_bloque(id_bloque, nombre, descripcion, grupo) VALUES (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string" calcext:value-type="string">
            <text:p>codificador </text:p>
          </table:table-cell>
          <table:table-cell office:value-type="string" calcext:value-type="string">
            <text:p>Módulo para decodificar cadenas. </text:p>
          </table:table-cell>
          <table:table-cell office:value-type="string" calcext:value-type="string">
            <text:p>development </text:p>
          </table:table-cell>
          <table:table-cell table:style-name="ce2" table:formula="of:=+CONCATENATE([.$E$2];&quot;'&quot;;[.A5];&quot;','&quot;;[.B5];&quot;','&quot;;[.C5];&quot;','&quot;;[.D5];&quot;');&quot;)" office:value-type="string" office:string-value="INSERT INTO arka_bloque(id_bloque, nombre, descripcion, grupo) VALUES ('-9','codificador ','Módulo para decodificar cadenas. ','development ');" calcext:value-type="string">
            <text:p>INSERT INTO arka_bloque(id_bloque, nombre, descripcion, grupo) VALUES ('-9','codificador ','Módulo para decodificar cadenas. ','development ');</text:p>
          </table:table-cell>
          <table:table-cell table:number-columns-repeated="1019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string" calcext:value-type="string">
            <text:p>contenidoCentral</text:p>
          </table:table-cell>
          <table:table-cell office:value-type="string" calcext:value-type="string">
            <text:p>Contenido página principal de desarrollo.</text:p>
          </table:table-cell>
          <table:table-cell office:value-type="string" calcext:value-type="string">
            <text:p>development </text:p>
          </table:table-cell>
          <table:table-cell table:style-name="ce2" table:formula="of:=+CONCATENATE([.$E$2];&quot;'&quot;;[.A6];&quot;','&quot;;[.B6];&quot;','&quot;;[.C6];&quot;','&quot;;[.D6];&quot;');&quot;)" office:value-type="string" office:string-value="INSERT INTO arka_bloque(id_bloque, nombre, descripcion, grupo) VALUES ('-8','contenidoCentral','Contenido página principal de desarrollo.','development ');" calcext:value-type="string">
            <text:p>INSERT INTO arka_bloque(id_bloque, nombre, descripcion, grupo) VALUES ('-8','contenidoCentral','Contenido página principal de desarrollo.','development ');</text:p>
          </table:table-cell>
          <table:table-cell table:number-columns-repeated="1019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string" calcext:value-type="string">
            <text:p>constructor </text:p>
          </table:table-cell>
          <table:table-cell office:value-type="string" calcext:value-type="string">
            <text:p>Módulo para diseñar páginas. </text:p>
          </table:table-cell>
          <table:table-cell office:value-type="string" calcext:value-type="string">
            <text:p>development </text:p>
          </table:table-cell>
          <table:table-cell table:style-name="ce2" table:formula="of:=+CONCATENATE([.$E$2];&quot;'&quot;;[.A7];&quot;','&quot;;[.B7];&quot;','&quot;;[.C7];&quot;','&quot;;[.D7];&quot;');&quot;)" office:value-type="string" office:string-value="INSERT INTO arka_bloque(id_bloque, nombre, descripcion, grupo) VALUES ('-7','constructor ','Módulo para diseñar páginas. ','development ');" calcext:value-type="string">
            <text:p>INSERT INTO arka_bloque(id_bloque, nombre, descripcion, grupo) VALUES ('-7','constructor ','Módulo para diseñar páginas. ','development ');</text:p>
          </table:table-cell>
          <table:table-cell table:number-columns-repeated="1019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string" calcext:value-type="string">
            <text:p>registro</text:p>
          </table:table-cell>
          <table:table-cell office:value-type="string" calcext:value-type="string">
            <text:p>Módulo para registrar páginas o módulos. </text:p>
          </table:table-cell>
          <table:table-cell office:value-type="string" calcext:value-type="string">
            <text:p>development </text:p>
          </table:table-cell>
          <table:table-cell table:style-name="ce2" table:formula="of:=+CONCATENATE([.$E$2];&quot;'&quot;;[.A8];&quot;','&quot;;[.B8];&quot;','&quot;;[.C8];&quot;','&quot;;[.D8];&quot;');&quot;)" office:value-type="string" office:string-value="INSERT INTO arka_bloque(id_bloque, nombre, descripcion, grupo) VALUES ('-6','registro','Módulo para registrar páginas o módulos. ','development ');" calcext:value-type="string">
            <text:p>INSERT INTO arka_bloque(id_bloque, nombre, descripcion, grupo) VALUES ('-6','registro','Módulo para registrar páginas o módulos. ','development ');</text:p>
          </table:table-cell>
          <table:table-cell table:number-columns-repeated="1019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string" calcext:value-type="string">
            <text:p>desenlace </text:p>
          </table:table-cell>
          <table:table-cell office:value-type="string" calcext:value-type="string">
            <text:p>Módulo de gestión de desenlace.</text:p>
          </table:table-cell>
          <table:table-cell office:value-type="string" calcext:value-type="string">
            <text:p>development </text:p>
          </table:table-cell>
          <table:table-cell table:style-name="ce2" table:formula="of:=+CONCATENATE([.$E$2];&quot;'&quot;;[.A9];&quot;','&quot;;[.B9];&quot;','&quot;;[.C9];&quot;','&quot;;[.D9];&quot;');&quot;)" office:value-type="string" office:string-value="INSERT INTO arka_bloque(id_bloque, nombre, descripcion, grupo) VALUES ('-5','desenlace ','Módulo de gestión de desenlace.','development ');" calcext:value-type="string">
            <text:p>INSERT INTO arka_bloque(id_bloque, nombre, descripcion, grupo) VALUES ('-5','desenlace ','Módulo de gestión de desenlace.','development ');</text:p>
          </table:table-cell>
          <table:table-cell table:number-columns-repeated="1019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cruder</text:p>
          </table:table-cell>
          <table:table-cell office:value-type="string" calcext:value-type="string">
            <text:p>Módulo para crear módulos CRUD.</text:p>
          </table:table-cell>
          <table:table-cell office:value-type="string" calcext:value-type="string">
            <text:p>development </text:p>
          </table:table-cell>
          <table:table-cell table:style-name="ce2" table:formula="of:=+CONCATENATE([.$E$2];&quot;'&quot;;[.A10];&quot;','&quot;;[.B10];&quot;','&quot;;[.C10];&quot;','&quot;;[.D10];&quot;');&quot;)" office:value-type="string" office:string-value="INSERT INTO arka_bloque(id_bloque, nombre, descripcion, grupo) VALUES ('-4','cruder','Módulo para crear módulos CRUD.','development ');" calcext:value-type="string">
            <text:p>INSERT INTO arka_bloque(id_bloque, nombre, descripcion, grupo) VALUES ('-4','cruder','Módulo para crear módulos CRUD.','development ');</text:p>
          </table:table-cell>
          <table:table-cell table:number-columns-repeated="1019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 módulo de desarrollo. </text:p>
          </table:table-cell>
          <table:table-cell office:value-type="string" calcext:value-type="string">
            <text:p>development </text:p>
          </table:table-cell>
          <table:table-cell table:style-name="ce2" table:formula="of:=+CONCATENATE([.$E$2];&quot;'&quot;;[.A11];&quot;','&quot;;[.B11];&quot;','&quot;;[.C11];&quot;','&quot;;[.D11];&quot;');&quot;)" office:value-type="string" office:string-value="INSERT INTO arka_bloque(id_bloque, nombre, descripcion, grupo) VALUES ('-3','banner','Banner módulo de desarrollo. ','development ');" calcext:value-type="string">
            <text:p>INSERT INTO arka_bloque(id_bloque, nombre, descripcion, grupo) VALUES ('-3','banner','Banner módulo de desarrollo. ','development ');</text:p>
          </table:table-cell>
          <table:table-cell table:number-columns-repeated="1019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pie </text:p>
          </table:table-cell>
          <table:table-cell office:value-type="string" calcext:value-type="string">
            <text:p>Pie de página módulo de desarrollo.</text:p>
          </table:table-cell>
          <table:table-cell office:value-type="string" calcext:value-type="string">
            <text:p>development </text:p>
          </table:table-cell>
          <table:table-cell table:style-name="ce2" table:formula="of:=+CONCATENATE([.$E$2];&quot;'&quot;;[.A12];&quot;','&quot;;[.B12];&quot;','&quot;;[.C12];&quot;','&quot;;[.D12];&quot;');&quot;)" office:value-type="string" office:string-value="INSERT INTO arka_bloque(id_bloque, nombre, descripcion, grupo) VALUES ('-2','pie ','Pie de página módulo de desarrollo.','development ');" calcext:value-type="string">
            <text:p>INSERT INTO arka_bloque(id_bloque, nombre, descripcion, grupo) VALUES ('-2','pie ','Pie de página módulo de desarrollo.','development ');</text:p>
          </table:table-cell>
          <table:table-cell table:number-columns-repeated="101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menuLateral </text:p>
          </table:table-cell>
          <table:table-cell office:value-type="string" calcext:value-type="string">
            <text:p>Menú lateral módulo de desarrollo. </text:p>
          </table:table-cell>
          <table:table-cell office:value-type="string" calcext:value-type="string">
            <text:p>development </text:p>
          </table:table-cell>
          <table:table-cell table:style-name="ce2" table:formula="of:=+CONCATENATE([.$E$2];&quot;'&quot;;[.A13];&quot;','&quot;;[.B13];&quot;','&quot;;[.C13];&quot;','&quot;;[.D13];&quot;');&quot;)" office:value-type="string" office:string-value="INSERT INTO arka_bloque(id_bloque, nombre, descripcion, grupo) VALUES ('-1','menuLateral ','Menú lateral módulo de desarrollo. ','development ');" calcext:value-type="string">
            <text:p>INSERT INTO arka_bloque(id_bloque, nombre, descripcion, grupo) VALUES ('-1','menuLateral ','Menú lateral módulo de desarrollo. ','development ');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ginArka </text:p>
          </table:table-cell>
          <table:table-cell office:value-type="string" calcext:value-type="string">
            <text:p>Login Principal</text:p>
          </table:table-cell>
          <table:table-cell office:value-type="string" calcext:value-type="string">
            <text:p>registro</text:p>
          </table:table-cell>
          <table:table-cell table:style-name="ce2" table:formula="of:=+CONCATENATE([.$E$2];&quot;'&quot;;[.A14];&quot;','&quot;;[.B14];&quot;','&quot;;[.C14];&quot;','&quot;;[.D14];&quot;');&quot;)" office:value-type="string" office:string-value="INSERT INTO arka_bloque(id_bloque, nombre, descripcion, grupo) VALUES ('1','loginArka ','Login Principal','registro');" calcext:value-type="string">
            <text:p>INSERT INTO arka_bloque(id_bloque, nombre, descripcion, grupo) VALUES ('1','loginArka ','Login Principal','registro');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e </text:p>
          </table:table-cell>
          <table:table-cell office:value-type="string" calcext:value-type="string">
            <text:p>Pie de pagina</text:p>
          </table:table-cell>
          <table:table-cell office:value-type="string" calcext:value-type="string">
            <text:p>gui </text:p>
          </table:table-cell>
          <table:table-cell table:style-name="ce2" table:formula="of:=+CONCATENATE([.$E$2];&quot;'&quot;;[.A15];&quot;','&quot;;[.B15];&quot;','&quot;;[.C15];&quot;','&quot;;[.D15];&quot;');&quot;)" office:value-type="string" office:string-value="INSERT INTO arka_bloque(id_bloque, nombre, descripcion, grupo) VALUES ('2','pie ','Pie de pagina','gui ');" calcext:value-type="string">
            <text:p>INSERT INTO arka_bloque(id_bloque, nombre, descripcion, grupo) VALUES ('2','pie ','Pie de pagina','gui ');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menu sistema Arka</text:p>
          </table:table-cell>
          <table:table-cell office:value-type="string" calcext:value-type="string">
            <text:p>gui </text:p>
          </table:table-cell>
          <table:table-cell table:style-name="ce2" table:formula="of:=+CONCATENATE([.$E$2];&quot;'&quot;;[.A16];&quot;','&quot;;[.B16];&quot;','&quot;;[.C16];&quot;','&quot;;[.D16];&quot;');&quot;)" office:value-type="string" office:string-value="INSERT INTO arka_bloque(id_bloque, nombre, descripcion, grupo) VALUES ('3','menu','menu sistema Arka','gui ');" calcext:value-type="string">
            <text:p>INSERT INTO arka_bloque(id_bloque, nombre, descripcion, grupo) VALUES ('3','menu','menu sistema Arka','gui ');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istrarOrdenCompra</text:p>
          </table:table-cell>
          <table:table-cell office:value-type="string" calcext:value-type="string">
            <text:p>Bloque que permite la gestion de Compras </text:p>
          </table:table-cell>
          <table:table-cell office:value-type="string" calcext:value-type="string">
            <text:p>inventarios/gestionCompras</text:p>
          </table:table-cell>
          <table:table-cell table:style-name="ce2" table:formula="of:=+CONCATENATE([.$E$2];&quot;'&quot;;[.A17];&quot;','&quot;;[.B17];&quot;','&quot;;[.C17];&quot;','&quot;;[.D17];&quot;');&quot;)" office:value-type="string" office:string-value="INSERT INTO arka_bloque(id_bloque, nombre, descripcion, grupo) VALUES ('4','registrarOrdenCompra','Bloque que permite la gestion de Compras ','inventarios/gestionCompras');" calcext:value-type="string">
            <text:p>INSERT INTO arka_bloque(id_bloque, nombre, descripcion, grupo) VALUES ('4','registrarOrdenCompra','Bloque que permite la gestion de Compras ','inventarios/gestionCompras');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sultaOrdenCompra </text:p>
          </table:table-cell>
          <table:table-cell office:value-type="string" calcext:value-type="string">
            <text:p>Bloque que permite la gestionde consulta y modificación de las Ordenes deCompras </text:p>
          </table:table-cell>
          <table:table-cell office:value-type="string" calcext:value-type="string">
            <text:p>inventarios/gestionCompras</text:p>
          </table:table-cell>
          <table:table-cell table:style-name="ce2" table:formula="of:=+CONCATENATE([.$E$2];&quot;'&quot;;[.A18];&quot;','&quot;;[.B18];&quot;','&quot;;[.C18];&quot;','&quot;;[.D18];&quot;');&quot;)" office:value-type="string" office:string-value="INSERT INTO arka_bloque(id_bloque, nombre, descripcion, grupo) VALUES ('5','consultaOrdenCompra ','Bloque que permite la gestionde consulta y modificación de las Ordenes deCompras ','inventarios/gestionCompras');" calcext:value-type="string">
            <text:p>INSERT INTO arka_bloque(id_bloque, nombre, descripcion, grupo) VALUES ('5','consultaOrdenCompra ','Bloque que permite la gestionde consulta y modificación de las Ordenes deCompras ','inventarios/gestionCompras');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stionContrato </text:p>
          </table:table-cell>
          <table:table-cell office:value-type="string" calcext:value-type="string">
            <text:p>Bloque para subida de contratos para compras </text:p>
          </table:table-cell>
          <table:table-cell office:value-type="string" calcext:value-type="string">
            <text:p>inventarios </text:p>
          </table:table-cell>
          <table:table-cell table:style-name="ce2" table:formula="of:=+CONCATENATE([.$E$2];&quot;'&quot;;[.A19];&quot;','&quot;;[.B19];&quot;','&quot;;[.C19];&quot;','&quot;;[.D19];&quot;');&quot;)" office:value-type="string" office:string-value="INSERT INTO arka_bloque(id_bloque, nombre, descripcion, grupo) VALUES ('6','gestionContrato ','Bloque para subida de contratos para compras ','inventarios ');" calcext:value-type="string">
            <text:p>INSERT INTO arka_bloque(id_bloque, nombre, descripcion, grupo) VALUES ('6','gestionContrato ','Bloque para subida de contratos para compras ','inventarios ');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strarOrdenServicios </text:p>
          </table:table-cell>
          <table:table-cell office:value-type="string" calcext:value-type="string">
            <text:p>Bloque que permite el registro deOrdenes deServicios </text:p>
          </table:table-cell>
          <table:table-cell office:value-type="string" calcext:value-type="string">
            <text:p>inventarios/gestionCompras</text:p>
          </table:table-cell>
          <table:table-cell table:style-name="ce2" table:formula="of:=+CONCATENATE([.$E$2];&quot;'&quot;;[.A20];&quot;','&quot;;[.B20];&quot;','&quot;;[.C20];&quot;','&quot;;[.D20];&quot;');&quot;)" office:value-type="string" office:string-value="INSERT INTO arka_bloque(id_bloque, nombre, descripcion, grupo) VALUES ('7','registrarOrdenServicios ','Bloque que permite el registro deOrdenes deServicios ','inventarios/gestionCompras');" calcext:value-type="string">
            <text:p>INSERT INTO arka_bloque(id_bloque, nombre, descripcion, grupo) VALUES ('7','registrarOrdenServicios ','Bloque que permite el registro deOrdenes deServicios ','inventarios/gestionCompras');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sultaOrdenServicios</text:p>
          </table:table-cell>
          <table:table-cell office:value-type="string" calcext:value-type="string">
            <text:p>Bloque que permite el Consulta y Modificación deOrdenes deServicios</text:p>
          </table:table-cell>
          <table:table-cell office:value-type="string" calcext:value-type="string">
            <text:p>inventarios/gestionCompras</text:p>
          </table:table-cell>
          <table:table-cell table:style-name="ce2" table:formula="of:=+CONCATENATE([.$E$2];&quot;'&quot;;[.A21];&quot;','&quot;;[.B21];&quot;','&quot;;[.C21];&quot;','&quot;;[.D21];&quot;');&quot;)" office:value-type="string" office:string-value="INSERT INTO arka_bloque(id_bloque, nombre, descripcion, grupo) VALUES ('8','consultaOrdenServicios','Bloque que permite el Consulta y Modificación deOrdenes deServicios','inventarios/gestionCompras');" calcext:value-type="string">
            <text:p>INSERT INTO arka_bloque(id_bloque, nombre, descripcion, grupo) VALUES ('8','consultaOrdenServicios','Bloque que permite el Consulta y Modificación deOrdenes deServicios','inventarios/gestionCompras');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istrarActa </text:p>
          </table:table-cell>
          <table:table-cell office:value-type="string" calcext:value-type="string">
            <text:p>Bloque para registrar acta recibido del bien </text:p>
          </table:table-cell>
          <table:table-cell office:value-type="string" calcext:value-type="string">
            <text:p>inventarios/gestionActa </text:p>
          </table:table-cell>
          <table:table-cell table:style-name="ce2" table:formula="of:=+CONCATENATE([.$E$2];&quot;'&quot;;[.A22];&quot;','&quot;;[.B22];&quot;','&quot;;[.C22];&quot;','&quot;;[.D22];&quot;');&quot;)" office:value-type="string" office:string-value="INSERT INTO arka_bloque(id_bloque, nombre, descripcion, grupo) VALUES ('10','registrarActa ','Bloque para registrar acta recibido del bien ','inventarios/gestionActa ');" calcext:value-type="string">
            <text:p>INSERT INTO arka_bloque(id_bloque, nombre, descripcion, grupo) VALUES ('10','registrarActa ','Bloque para registrar acta recibido del bien ','inventarios/gestionActa ');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gistrarEntradas </text:p>
          </table:table-cell>
          <table:table-cell office:value-type="string" calcext:value-type="string">
            <text:p>Bloque que permite el registro de la Entrada </text:p>
          </table:table-cell>
          <table:table-cell office:value-type="string" calcext:value-type="string">
            <text:p>inventarios/gestionEntradas </text:p>
          </table:table-cell>
          <table:table-cell table:style-name="ce2" table:formula="of:=+CONCATENATE([.$E$2];&quot;'&quot;;[.A23];&quot;','&quot;;[.B23];&quot;','&quot;;[.C23];&quot;','&quot;;[.D23];&quot;');&quot;)" office:value-type="string" office:string-value="INSERT INTO arka_bloque(id_bloque, nombre, descripcion, grupo) VALUES ('11','registrarEntradas ','Bloque que permite el registro de la Entrada ','inventarios/gestionEntradas ');" calcext:value-type="string">
            <text:p>INSERT INTO arka_bloque(id_bloque, nombre, descripcion, grupo) VALUES ('11','registrarEntradas ','Bloque que permite el registro de la Entrada ','inventarios/gestionEntradas ');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sultaEntradas</text:p>
          </table:table-cell>
          <table:table-cell office:value-type="string" calcext:value-type="string">
            <text:p>Bloque que permite el registro de la Entrada </text:p>
          </table:table-cell>
          <table:table-cell office:value-type="string" calcext:value-type="string">
            <text:p>inventarios/gestionEntradas </text:p>
          </table:table-cell>
          <table:table-cell table:style-name="ce2" table:formula="of:=+CONCATENATE([.$E$2];&quot;'&quot;;[.A24];&quot;','&quot;;[.B24];&quot;','&quot;;[.C24];&quot;','&quot;;[.D24];&quot;');&quot;)" office:value-type="string" office:string-value="INSERT INTO arka_bloque(id_bloque, nombre, descripcion, grupo) VALUES ('12','consultaEntradas','Bloque que permite el registro de la Entrada ','inventarios/gestionEntradas ');" calcext:value-type="string">
            <text:p>INSERT INTO arka_bloque(id_bloque, nombre, descripcion, grupo) VALUES ('12','consultaEntradas','Bloque que permite el registro de la Entrada ','inventarios/gestionEntradas ');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dificarEntradas </text:p>
          </table:table-cell>
          <table:table-cell office:value-type="string" calcext:value-type="string">
            <text:p>Bloque que permite el registro de la Entrada </text:p>
          </table:table-cell>
          <table:table-cell office:value-type="string" calcext:value-type="string">
            <text:p>inventarios/gestionEntradas </text:p>
          </table:table-cell>
          <table:table-cell table:style-name="ce2" table:formula="of:=+CONCATENATE([.$E$2];&quot;'&quot;;[.A25];&quot;','&quot;;[.B25];&quot;','&quot;;[.C25];&quot;','&quot;;[.D25];&quot;');&quot;)" office:value-type="string" office:string-value="INSERT INTO arka_bloque(id_bloque, nombre, descripcion, grupo) VALUES ('13','modificarEntradas ','Bloque que permite el registro de la Entrada ','inventarios/gestionEntradas ');" calcext:value-type="string">
            <text:p>INSERT INTO arka_bloque(id_bloque, nombre, descripcion, grupo) VALUES ('13','modificarEntradas ','Bloque que permite el registro de la Entrada ','inventarios/gestionEntradas ');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talogo</text:p>
          </table:table-cell>
          <table:table-cell office:value-type="string" calcext:value-type="string">
            <text:p>Bloque para gestionar catalogos</text:p>
          </table:table-cell>
          <table:table-cell office:value-type="string" calcext:value-type="string">
            <text:p>inventarios </text:p>
          </table:table-cell>
          <table:table-cell table:style-name="ce2" table:formula="of:=+CONCATENATE([.$E$2];&quot;'&quot;;[.A26];&quot;','&quot;;[.B26];&quot;','&quot;;[.C26];&quot;','&quot;;[.D26];&quot;');&quot;)" office:value-type="string" office:string-value="INSERT INTO arka_bloque(id_bloque, nombre, descripcion, grupo) VALUES ('14','catalogo','Bloque para gestionar catalogos','inventarios ');" calcext:value-type="string">
            <text:p>INSERT INTO arka_bloque(id_bloque, nombre, descripcion, grupo) VALUES ('14','catalogo','Bloque para gestionar catalogos','inventarios ');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nsultarActa </text:p>
          </table:table-cell>
          <table:table-cell office:value-type="string" calcext:value-type="string">
            <text:p>Bloque para consultar y modificar registros de acta</text:p>
          </table:table-cell>
          <table:table-cell office:value-type="string" calcext:value-type="string">
            <text:p>inventarios/gestionActa </text:p>
          </table:table-cell>
          <table:table-cell table:style-name="ce2" table:formula="of:=+CONCATENATE([.$E$2];&quot;'&quot;;[.A27];&quot;','&quot;;[.B27];&quot;','&quot;;[.C27];&quot;','&quot;;[.D27];&quot;');&quot;)" office:value-type="string" office:string-value="INSERT INTO arka_bloque(id_bloque, nombre, descripcion, grupo) VALUES ('15','consultarActa ','Bloque para consultar y modificar registros de acta','inventarios/gestionActa ');" calcext:value-type="string">
            <text:p>INSERT INTO arka_bloque(id_bloque, nombre, descripcion, grupo) VALUES ('15','consultarActa ','Bloque para consultar y modificar registros de acta','inventarios/gestionActa ');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adicarAsignar</text:p>
          </table:table-cell>
          <table:table-cell office:value-type="string" calcext:value-type="string">
            <text:p>Bloque para gestionar radicados</text:p>
          </table:table-cell>
          <table:table-cell office:value-type="string" calcext:value-type="string">
            <text:p>inventarios </text:p>
          </table:table-cell>
          <table:table-cell table:style-name="ce2" table:formula="of:=+CONCATENATE([.$E$2];&quot;'&quot;;[.A28];&quot;','&quot;;[.B28];&quot;','&quot;;[.C28];&quot;','&quot;;[.D28];&quot;');&quot;)" office:value-type="string" office:string-value="INSERT INTO arka_bloque(id_bloque, nombre, descripcion, grupo) VALUES ('16','radicarAsignar','Bloque para gestionar radicados','inventarios ');" calcext:value-type="string">
            <text:p>INSERT INTO arka_bloque(id_bloque, nombre, descripcion, grupo) VALUES ('16','radicarAsignar','Bloque para gestionar radicados','inventarios ');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gistrarSalidas</text:p>
          </table:table-cell>
          <table:table-cell office:value-type="string" calcext:value-type="string">
            <text:p>Bloque que permite el registro de Salidas del Almacen</text:p>
          </table:table-cell>
          <table:table-cell office:value-type="string" calcext:value-type="string">
            <text:p>inventarios/gestionSalidas</text:p>
          </table:table-cell>
          <table:table-cell table:style-name="ce2" table:formula="of:=+CONCATENATE([.$E$2];&quot;'&quot;;[.A29];&quot;','&quot;;[.B29];&quot;','&quot;;[.C29];&quot;','&quot;;[.D29];&quot;');&quot;)" office:value-type="string" office:string-value="INSERT INTO arka_bloque(id_bloque, nombre, descripcion, grupo) VALUES ('18','registrarSalidas','Bloque que permite el registro de Salidas del Almacen','inventarios/gestionSalidas');" calcext:value-type="string">
            <text:p>INSERT INTO arka_bloque(id_bloque, nombre, descripcion, grupo) VALUES ('18','registrarSalidas','Bloque que permite el registro de Salidas del Almacen','inventarios/gestionSalidas');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dificarSalidas</text:p>
          </table:table-cell>
          <table:table-cell office:value-type="string" calcext:value-type="string">
            <text:p>Bloque que permite el Modificar de Salidas del Almacen </text:p>
          </table:table-cell>
          <table:table-cell office:value-type="string" calcext:value-type="string">
            <text:p>inventarios/gestionSalidas</text:p>
          </table:table-cell>
          <table:table-cell table:style-name="ce2" table:formula="of:=+CONCATENATE([.$E$2];&quot;'&quot;;[.A30];&quot;','&quot;;[.B30];&quot;','&quot;;[.C30];&quot;','&quot;;[.D30];&quot;');&quot;)" office:value-type="string" office:string-value="INSERT INTO arka_bloque(id_bloque, nombre, descripcion, grupo) VALUES ('19','modificarSalidas','Bloque que permite el Modificar de Salidas del Almacen ','inventarios/gestionSalidas');" calcext:value-type="string">
            <text:p>INSERT INTO arka_bloque(id_bloque, nombre, descripcion, grupo) VALUES ('19','modificarSalidas','Bloque que permite el Modificar de Salidas del Almacen ','inventarios/gestionSalidas');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portico </text:p>
          </table:table-cell>
          <table:table-cell office:value-type="string" calcext:value-type="string">
            <text:p>Bloque para gestionar reportes </text:p>
          </table:table-cell>
          <table:table-cell office:value-type="string" calcext:value-type="string">
            <text:p>inventarios </text:p>
          </table:table-cell>
          <table:table-cell table:style-name="ce2" table:formula="of:=+CONCATENATE([.$E$2];&quot;'&quot;;[.A31];&quot;','&quot;;[.B31];&quot;','&quot;;[.C31];&quot;','&quot;;[.D31];&quot;');&quot;)" office:value-type="string" office:string-value="INSERT INTO arka_bloque(id_bloque, nombre, descripcion, grupo) VALUES ('20','reportico ','Bloque para gestionar reportes ','inventarios ');" calcext:value-type="string">
            <text:p>INSERT INTO arka_bloque(id_bloque, nombre, descripcion, grupo) VALUES ('20','reportico ','Bloque para gestionar reportes ','inventarios ');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gistrarElemento </text:p>
          </table:table-cell>
          <table:table-cell office:value-type="string" calcext:value-type="string">
            <text:p>bloque que permite la carga de elementos </text:p>
          </table:table-cell>
          <table:table-cell office:value-type="string" calcext:value-type="string">
            <text:p>inventarios/gestionElementos</text:p>
          </table:table-cell>
          <table:table-cell table:style-name="ce2" table:formula="of:=+CONCATENATE([.$E$2];&quot;'&quot;;[.A32];&quot;','&quot;;[.B32];&quot;','&quot;;[.C32];&quot;','&quot;;[.D32];&quot;');&quot;)" office:value-type="string" office:string-value="INSERT INTO arka_bloque(id_bloque, nombre, descripcion, grupo) VALUES ('21','registrarElemento ','bloque que permite la carga de elementos ','inventarios/gestionElementos');" calcext:value-type="string">
            <text:p>INSERT INTO arka_bloque(id_bloque, nombre, descripcion, grupo) VALUES ('21','registrarElemento ','bloque que permite la carga de elementos ','inventarios/gestionElementos');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dificarElemento </text:p>
          </table:table-cell>
          <table:table-cell office:value-type="string" calcext:value-type="string">
            <text:p>bloque que permite consulta y modificacion de elementos</text:p>
          </table:table-cell>
          <table:table-cell office:value-type="string" calcext:value-type="string">
            <text:p>inventarios/gestionElementos</text:p>
          </table:table-cell>
          <table:table-cell table:style-name="ce2" table:formula="of:=+CONCATENATE([.$E$2];&quot;'&quot;;[.A33];&quot;','&quot;;[.B33];&quot;','&quot;;[.C33];&quot;','&quot;;[.D33];&quot;');&quot;)" office:value-type="string" office:string-value="INSERT INTO arka_bloque(id_bloque, nombre, descripcion, grupo) VALUES ('22','modificarElemento ','bloque que permite consulta y modificacion de elementos','inventarios/gestionElementos');" calcext:value-type="string">
            <text:p>INSERT INTO arka_bloque(id_bloque, nombre, descripcion, grupo) VALUES ('22','modificarElemento ','bloque que permite consulta y modificacion de elementos','inventarios/gestionElementos');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signarInventario </text:p>
          </table:table-cell>
          <table:table-cell office:value-type="string" calcext:value-type="string">
            <text:p>bloque para asignar inventarios</text:p>
          </table:table-cell>
          <table:table-cell office:value-type="string" calcext:value-type="string">
            <text:p>inventarios/asignarInventarioC</text:p>
          </table:table-cell>
          <table:table-cell table:style-name="ce2" table:formula="of:=+CONCATENATE([.$E$2];&quot;'&quot;;[.A34];&quot;','&quot;;[.B34];&quot;','&quot;;[.C34];&quot;','&quot;;[.D34];&quot;');&quot;)" office:value-type="string" office:string-value="INSERT INTO arka_bloque(id_bloque, nombre, descripcion, grupo) VALUES ('23','asignarInventario ','bloque para asignar inventarios','inventarios/asignarInventarioC');" calcext:value-type="string">
            <text:p>INSERT INTO arka_bloque(id_bloque, nombre, descripcion, grupo) VALUES ('23','asignarInventario ','bloque para asignar inventarios','inventarios/asignarInventarioC');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scargarInventario </text:p>
          </table:table-cell>
          <table:table-cell office:value-type="string" calcext:value-type="string">
            <text:p>bloque para dar paso al paz y salvo</text:p>
          </table:table-cell>
          <table:table-cell office:value-type="string" calcext:value-type="string">
            <text:p>inventarios/asignarInventarioC</text:p>
          </table:table-cell>
          <table:table-cell table:style-name="ce2" table:formula="of:=+CONCATENATE([.$E$2];&quot;'&quot;;[.A35];&quot;','&quot;;[.B35];&quot;','&quot;;[.C35];&quot;','&quot;;[.D35];&quot;');&quot;)" office:value-type="string" office:string-value="INSERT INTO arka_bloque(id_bloque, nombre, descripcion, grupo) VALUES ('24','descargarInventario ','bloque para dar paso al paz y salvo','inventarios/asignarInventarioC');" calcext:value-type="string">
            <text:p>INSERT INTO arka_bloque(id_bloque, nombre, descripcion, grupo) VALUES ('24','descargarInventario ','bloque para dar paso al paz y salvo','inventarios/asignarInventarioC');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dicarEntradaSalida</text:p>
          </table:table-cell>
          <table:table-cell office:value-type="string" calcext:value-type="string">
            <text:p>bloque para gestionar entraday salida de elementos </text:p>
          </table:table-cell>
          <table:table-cell office:value-type="string" calcext:value-type="string">
            <text:p>inventarios </text:p>
          </table:table-cell>
          <table:table-cell table:style-name="ce2" table:formula="of:=+CONCATENATE([.$E$2];&quot;'&quot;;[.A36];&quot;','&quot;;[.B36];&quot;','&quot;;[.C36];&quot;','&quot;;[.D36];&quot;');&quot;)" office:value-type="string" office:string-value="INSERT INTO arka_bloque(id_bloque, nombre, descripcion, grupo) VALUES ('25','radicarEntradaSalida','bloque para gestionar entraday salida de elementos ','inventarios ');" calcext:value-type="string">
            <text:p>INSERT INTO arka_bloque(id_bloque, nombre, descripcion, grupo) VALUES ('25','radicarEntradaSalida','bloque para gestionar entraday salida de elementos ','inventarios ');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nsultarAsignacion </text:p>
          </table:table-cell>
          <table:table-cell office:value-type="string" calcext:value-type="string">
            <text:p>bloque para modificar los elementos de un contratista</text:p>
          </table:table-cell>
          <table:table-cell office:value-type="string" calcext:value-type="string">
            <text:p>inventarios/asignarInventarioC</text:p>
          </table:table-cell>
          <table:table-cell table:style-name="ce2" table:formula="of:=+CONCATENATE([.$E$2];&quot;'&quot;;[.A37];&quot;','&quot;;[.B37];&quot;','&quot;;[.C37];&quot;','&quot;;[.D37];&quot;');&quot;)" office:value-type="string" office:string-value="INSERT INTO arka_bloque(id_bloque, nombre, descripcion, grupo) VALUES ('26','consultarAsignacion ','bloque para modificar los elementos de un contratista','inventarios/asignarInventarioC');" calcext:value-type="string">
            <text:p>INSERT INTO arka_bloque(id_bloque, nombre, descripcion, grupo) VALUES ('26','consultarAsignacion ','bloque para modificar los elementos de un contratista','inventarios/asignarInventarioC');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annerUsuario </text:p>
          </table:table-cell>
          <table:table-cell office:value-type="string" calcext:value-type="string">
            <text:p>bloque para mostrar la zona del banner </text:p>
          </table:table-cell>
          <table:table-cell office:value-type="string" calcext:value-type="string">
            <text:p>gui </text:p>
          </table:table-cell>
          <table:table-cell table:style-name="ce2" table:formula="of:=+CONCATENATE([.$E$2];&quot;'&quot;;[.A38];&quot;','&quot;;[.B38];&quot;','&quot;;[.C38];&quot;','&quot;;[.D38];&quot;');&quot;)" office:value-type="string" office:string-value="INSERT INTO arka_bloque(id_bloque, nombre, descripcion, grupo) VALUES ('27','bannerUsuario ','bloque para mostrar la zona del banner ','gui ');" calcext:value-type="string">
            <text:p>INSERT INTO arka_bloque(id_bloque, nombre, descripcion, grupo) VALUES ('27','bannerUsuario ','bloque para mostrar la zona del banner ','gui ');</text:p>
          </table:table-cell>
          <table:table-cell table:number-columns-repeated="101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4" table:number-columns-repeated="6" table:default-cell-style-name="Default"/>
        <table:table-column table:style-name="co5" table:default-cell-style-name="Default"/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INSERT INTO arka_pagina(id_pagina, nombre, descripcion, modulo, nivel, parametro) VALUES (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-6" calcext:value-type="float">
            <text:p>-6</text:p>
          </table:table-cell>
          <table:table-cell office:value-type="string" calcext:value-type="string">
            <text:p>constructor </text:p>
          </table:table-cell>
          <table:table-cell office:value-type="string" calcext:value-type="string">
            <text:p>Diseñar páginas.</text:p>
          </table:table-cell>
          <table:table-cell office:value-type="string" calcext:value-type="string">
            <text:p>developme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uery=true</text:p>
          </table:table-cell>
          <table:table-cell table:formula="of:=CONCATENATE([.$G$2];[.A4];&quot;,'&quot;;[.B4];&quot;','&quot;;[.C4];&quot;','&quot;;[.D4];&quot;','&quot;;[.E4];&quot;','&quot;;[.F4];&quot;');&quot;)" office:value-type="string" office:string-value="INSERT INTO arka_pagina(id_pagina, nombre, descripcion, modulo, nivel, parametro) VALUES (-6,'constructor ','Diseñar páginas.','development ','0','jquery=true');" calcext:value-type="string">
            <text:p>INSERT INTO arka_pagina(id_pagina, nombre, descripcion, modulo, nivel, parametro) VALUES (-6,'constructor ','Diseñar páginas.','development ','0','jquery=true');</text:p>
          </table:table-cell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string" calcext:value-type="string">
            <text:p>registro</text:p>
          </table:table-cell>
          <table:table-cell office:value-type="string" calcext:value-type="string">
            <text:p>Registrar páginas o módulos.</text:p>
          </table:table-cell>
          <table:table-cell office:value-type="string" calcext:value-type="string">
            <text:p>developme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uery=true</text:p>
          </table:table-cell>
          <table:table-cell table:formula="of:=CONCATENATE([.$G$2];[.A5];&quot;,'&quot;;[.B5];&quot;','&quot;;[.C5];&quot;','&quot;;[.D5];&quot;','&quot;;[.E5];&quot;','&quot;;[.F5];&quot;');&quot;)" office:value-type="string" office:string-value="INSERT INTO arka_pagina(id_pagina, nombre, descripcion, modulo, nivel, parametro) VALUES (-5,'registro','Registrar páginas o módulos.','development ','0','jquery=true');" calcext:value-type="string">
            <text:p>INSERT INTO arka_pagina(id_pagina, nombre, descripcion, modulo, nivel, parametro) VALUES (-5,'registro','Registrar páginas o módulos.','development ','0','jquery=true');</text:p>
          </table:table-cell>
        </table:table-row>
        <table:table-row table:style-name="ro2">
          <table:table-cell office:value-type="float" office:value="-4" calcext:value-type="float">
            <text:p>-4</text:p>
          </table:table-cell>
          <table:table-cell office:value-type="string" calcext:value-type="string">
            <text:p>codificador </text:p>
          </table:table-cell>
          <table:table-cell office:value-type="string" calcext:value-type="string">
            <text:p>Codificar/decodificar cadenas.</text:p>
          </table:table-cell>
          <table:table-cell office:value-type="string" calcext:value-type="string">
            <text:p>developme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uery=true</text:p>
          </table:table-cell>
          <table:table-cell table:formula="of:=CONCATENATE([.$G$2];[.A6];&quot;,'&quot;;[.B6];&quot;','&quot;;[.C6];&quot;','&quot;;[.D6];&quot;','&quot;;[.E6];&quot;','&quot;;[.F6];&quot;');&quot;)" office:value-type="string" office:string-value="INSERT INTO arka_pagina(id_pagina, nombre, descripcion, modulo, nivel, parametro) VALUES (-4,'codificador ','Codificar/decodificar cadenas.','development ','0','jquery=true');" calcext:value-type="string">
            <text:p>INSERT INTO arka_pagina(id_pagina, nombre, descripcion, modulo, nivel, parametro) VALUES (-4,'codificador ','Codificar/decodificar cadenas.','development ','0','jquery=true');</text:p>
          </table:table-cell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string" calcext:value-type="string">
            <text:p>desenlace </text:p>
          </table:table-cell>
          <table:table-cell office:value-type="string" calcext:value-type="string">
            <text:p>Analizar enlaces. </text:p>
          </table:table-cell>
          <table:table-cell office:value-type="string" calcext:value-type="string">
            <text:p>developme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uery=true</text:p>
          </table:table-cell>
          <table:table-cell table:formula="of:=CONCATENATE([.$G$2];[.A7];&quot;,'&quot;;[.B7];&quot;','&quot;;[.C7];&quot;','&quot;;[.D7];&quot;','&quot;;[.E7];&quot;','&quot;;[.F7];&quot;');&quot;)" office:value-type="string" office:string-value="INSERT INTO arka_pagina(id_pagina, nombre, descripcion, modulo, nivel, parametro) VALUES (-3,'desenlace ','Analizar enlaces. ','development ','0','jquery=true');" calcext:value-type="string">
            <text:p>INSERT INTO arka_pagina(id_pagina, nombre, descripcion, modulo, nivel, parametro) VALUES (-3,'desenlace ','Analizar enlaces. ','development ','0','jquery=true');</text:p>
          </table:table-cell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string" calcext:value-type="string">
            <text:p>cruder</text:p>
          </table:table-cell>
          <table:table-cell office:value-type="string" calcext:value-type="string">
            <text:p>Generador módulos CRUD. </text:p>
          </table:table-cell>
          <table:table-cell office:value-type="string" calcext:value-type="string">
            <text:p>developme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uery=true</text:p>
          </table:table-cell>
          <table:table-cell table:formula="of:=CONCATENATE([.$G$2];[.A8];&quot;,'&quot;;[.B8];&quot;','&quot;;[.C8];&quot;','&quot;;[.D8];&quot;','&quot;;[.E8];&quot;','&quot;;[.F8];&quot;');&quot;)" office:value-type="string" office:string-value="INSERT INTO arka_pagina(id_pagina, nombre, descripcion, modulo, nivel, parametro) VALUES (-2,'cruder','Generador módulos CRUD. ','development ','0','jquery=true');" calcext:value-type="string">
            <text:p>INSERT INTO arka_pagina(id_pagina, nombre, descripcion, modulo, nivel, parametro) VALUES (-2,'cruder','Generador módulos CRUD. ','development ','0','jquery=true');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development </text:p>
          </table:table-cell>
          <table:table-cell office:value-type="string" calcext:value-type="string">
            <text:p>Index módulo de desarrollo. </text:p>
          </table:table-cell>
          <table:table-cell office:value-type="string" calcext:value-type="string">
            <text:p>developme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uery=true</text:p>
          </table:table-cell>
          <table:table-cell table:formula="of:=CONCATENATE([.$G$2];[.A9];&quot;,'&quot;;[.B9];&quot;','&quot;;[.C9];&quot;','&quot;;[.D9];&quot;','&quot;;[.E9];&quot;','&quot;;[.F9];&quot;');&quot;)" office:value-type="string" office:string-value="INSERT INTO arka_pagina(id_pagina, nombre, descripcion, modulo, nivel, parametro) VALUES (-1,'development ','Index módulo de desarrollo. ','development ','0','jquery=true');" calcext:value-type="string">
            <text:p>INSERT INTO arka_pagina(id_pagina, nombre, descripcion, modulo, nivel, parametro) VALUES (-1,'development ','Index módulo de desarrollo. ','development ','0','jquery=true');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dex </text:p>
          </table:table-cell>
          <table:table-cell office:value-type="string" calcext:value-type="string">
            <text:p>Pagina Principal</text:p>
          </table:table-cell>
          <table:table-cell office:value-type="string" calcext:value-type="string">
            <text:p>general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uery=true</text:p>
          </table:table-cell>
          <table:table-cell table:formula="of:=CONCATENATE([.$G$2];[.A10];&quot;,'&quot;;[.B10];&quot;','&quot;;[.C10];&quot;','&quot;;[.D10];&quot;','&quot;;[.E10];&quot;','&quot;;[.F10];&quot;');&quot;)" office:value-type="string" office:string-value="INSERT INTO arka_pagina(id_pagina, nombre, descripcion, modulo, nivel, parametro) VALUES (1,'index ','Pagina Principal','general ','0','jquery=true');" calcext:value-type="string">
            <text:p>INSERT INTO arka_pagina(id_pagina, nombre, descripcion, modulo, nivel, parametro) VALUES (1,'index ','Pagina Principal','general ','0','jquery=true');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dexAlmacen</text:p>
          </table:table-cell>
          <table:table-cell office:value-type="string" calcext:value-type="string">
            <text:p>Pagina principal almacen</text:p>
          </table:table-cell>
          <table:table-cell office:value-type="string" calcext:value-type="string">
            <text:p>almac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uery=true</text:p>
          </table:table-cell>
          <table:table-cell table:formula="of:=CONCATENATE([.$G$2];[.A11];&quot;,'&quot;;[.B11];&quot;','&quot;;[.C11];&quot;','&quot;;[.D11];&quot;','&quot;;[.E11];&quot;','&quot;;[.F11];&quot;');&quot;)" office:value-type="string" office:string-value="INSERT INTO arka_pagina(id_pagina, nombre, descripcion, modulo, nivel, parametro) VALUES (2,'indexAlmacen','Pagina principal almacen','almacen ','0','jquery=true');" calcext:value-type="string">
            <text:p>INSERT INTO arka_pagina(id_pagina, nombre, descripcion, modulo, nivel, parametro) VALUES (2,'indexAlmacen','Pagina principal almacen','almacen ','0','jquery=true');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ndexInventarios</text:p>
          </table:table-cell>
          <table:table-cell office:value-type="string" calcext:value-type="string">
            <text:p>Pagina principal inventarios</text:p>
          </table:table-cell>
          <table:table-cell office:value-type="string" calcext:value-type="string">
            <text:p>inventario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uery=true</text:p>
          </table:table-cell>
          <table:table-cell table:formula="of:=CONCATENATE([.$G$2];[.A12];&quot;,'&quot;;[.B12];&quot;','&quot;;[.C12];&quot;','&quot;;[.D12];&quot;','&quot;;[.E12];&quot;','&quot;;[.F12];&quot;');&quot;)" office:value-type="string" office:string-value="INSERT INTO arka_pagina(id_pagina, nombre, descripcion, modulo, nivel, parametro) VALUES (3,'indexInventarios','Pagina principal inventarios','inventarios ','0','jquery=true');" calcext:value-type="string">
            <text:p>INSERT INTO arka_pagina(id_pagina, nombre, descripcion, modulo, nivel, parametro) VALUES (3,'indexInventarios','Pagina principal inventarios','inventarios ','0','jquery=true');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ndexContabilidad </text:p>
          </table:table-cell>
          <table:table-cell office:value-type="string" calcext:value-type="string">
            <text:p>Pagina principal contabilidad </text:p>
          </table:table-cell>
          <table:table-cell office:value-type="string" calcext:value-type="string">
            <text:p>contabilid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uery=true</text:p>
          </table:table-cell>
          <table:table-cell table:formula="of:=CONCATENATE([.$G$2];[.A13];&quot;,'&quot;;[.B13];&quot;','&quot;;[.C13];&quot;','&quot;;[.D13];&quot;','&quot;;[.E13];&quot;','&quot;;[.F13];&quot;');&quot;)" office:value-type="string" office:string-value="INSERT INTO arka_pagina(id_pagina, nombre, descripcion, modulo, nivel, parametro) VALUES (4,'indexContabilidad ','Pagina principal contabilidad ','contabilidad','0','jquery=true');" calcext:value-type="string">
            <text:p>INSERT INTO arka_pagina(id_pagina, nombre, descripcion, modulo, nivel, parametro) VALUES (4,'indexContabilidad ','Pagina principal contabilidad ','contabilidad','0','jquery=true');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egistrarOrdenCompra</text:p>
          </table:table-cell>
          <table:table-cell office:value-type="string" calcext:value-type="string">
            <text:p>Pagni que permite el registro de orden de Compra</text:p>
          </table:table-cell>
          <table:table-cell office:value-type="string" calcext:value-type="string">
            <text:p>gestión Compra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uery=true</text:p>
          </table:table-cell>
          <table:table-cell table:formula="of:=CONCATENATE([.$G$2];[.A14];&quot;,'&quot;;[.B14];&quot;','&quot;;[.C14];&quot;','&quot;;[.D14];&quot;','&quot;;[.E14];&quot;','&quot;;[.F14];&quot;');&quot;)" office:value-type="string" office:string-value="INSERT INTO arka_pagina(id_pagina, nombre, descripcion, modulo, nivel, parametro) VALUES (5,'registrarOrdenCompra','Pagni que permite el registro de orden de Compra','gestión Compras ','0','jquery=true');" calcext:value-type="string">
            <text:p>INSERT INTO arka_pagina(id_pagina, nombre, descripcion, modulo, nivel, parametro) VALUES (5,'registrarOrdenCompra','Pagni que permite el registro de orden de Compra','gestión Compras ','0','jquery=true');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estionContrato </text:p>
          </table:table-cell>
          <table:table-cell office:value-type="string" calcext:value-type="string">
            <text:p>Pagina para gestionar contratos </text:p>
          </table:table-cell>
          <table:table-cell office:value-type="string" calcext:value-type="string">
            <text:p>inventario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uery=true</text:p>
          </table:table-cell>
          <table:table-cell table:formula="of:=CONCATENATE([.$G$2];[.A15];&quot;,'&quot;;[.B15];&quot;','&quot;;[.C15];&quot;','&quot;;[.D15];&quot;','&quot;;[.E15];&quot;','&quot;;[.F15];&quot;');&quot;)" office:value-type="string" office:string-value="INSERT INTO arka_pagina(id_pagina, nombre, descripcion, modulo, nivel, parametro) VALUES (6,'gestionContrato ','Pagina para gestionar contratos ','inventarios ','0','jquery=true');" calcext:value-type="string">
            <text:p>INSERT INTO arka_pagina(id_pagina, nombre, descripcion, modulo, nivel, parametro) VALUES (6,'gestionContrato ','Pagina para gestionar contratos ','inventarios ','0','jquery=true');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nsultaOrdenCompra </text:p>
          </table:table-cell>
          <table:table-cell office:value-type="string" calcext:value-type="string">
            <text:p>Pagina que permite la Consulta y Modificación de orden de Compra</text:p>
          </table:table-cell>
          <table:table-cell office:value-type="string" calcext:value-type="string">
            <text:p>gestión Compra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uery=true</text:p>
          </table:table-cell>
          <table:table-cell table:formula="of:=CONCATENATE([.$G$2];[.A16];&quot;,'&quot;;[.B16];&quot;','&quot;;[.C16];&quot;','&quot;;[.D16];&quot;','&quot;;[.E16];&quot;','&quot;;[.F16];&quot;');&quot;)" office:value-type="string" office:string-value="INSERT INTO arka_pagina(id_pagina, nombre, descripcion, modulo, nivel, parametro) VALUES (7,'consultaOrdenCompra ','Pagina que permite la Consulta y Modificación de orden de Compra','gestión Compras ','0','jquery=true');" calcext:value-type="string">
            <text:p>INSERT INTO arka_pagina(id_pagina, nombre, descripcion, modulo, nivel, parametro) VALUES (7,'consultaOrdenCompra ','Pagina que permite la Consulta y Modificación de orden de Compra','gestión Compras ','0','jquery=true');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egistrarOrdenServicios </text:p>
          </table:table-cell>
          <table:table-cell office:value-type="string" calcext:value-type="string">
            <text:p>Pagina que permite el registrode orden de Servicios </text:p>
          </table:table-cell>
          <table:table-cell office:value-type="string" calcext:value-type="string">
            <text:p>gestión Compra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uery=true</text:p>
          </table:table-cell>
          <table:table-cell table:formula="of:=CONCATENATE([.$G$2];[.A17];&quot;,'&quot;;[.B17];&quot;','&quot;;[.C17];&quot;','&quot;;[.D17];&quot;','&quot;;[.E17];&quot;','&quot;;[.F17];&quot;');&quot;)" office:value-type="string" office:string-value="INSERT INTO arka_pagina(id_pagina, nombre, descripcion, modulo, nivel, parametro) VALUES (8,'registrarOrdenServicios ','Pagina que permite el registrode orden de Servicios ','gestión Compras ','0','jquery=true');" calcext:value-type="string">
            <text:p>INSERT INTO arka_pagina(id_pagina, nombre, descripcion, modulo, nivel, parametro) VALUES (8,'registrarOrdenServicios ','Pagina que permite el registrode orden de Servicios ','gestión Compras ','0','jquery=true');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onsultaOrdenServicios</text:p>
          </table:table-cell>
          <table:table-cell office:value-type="string" calcext:value-type="string">
            <text:p>Pagina que permite el consulta y modificacionde orden de Servicios</text:p>
          </table:table-cell>
          <table:table-cell office:value-type="string" calcext:value-type="string">
            <text:p>gestión Compra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uery=true</text:p>
          </table:table-cell>
          <table:table-cell table:formula="of:=CONCATENATE([.$G$2];[.A18];&quot;,'&quot;;[.B18];&quot;','&quot;;[.C18];&quot;','&quot;;[.D18];&quot;','&quot;;[.E18];&quot;','&quot;;[.F18];&quot;');&quot;)" office:value-type="string" office:string-value="INSERT INTO arka_pagina(id_pagina, nombre, descripcion, modulo, nivel, parametro) VALUES (9,'consultaOrdenServicios','Pagina que permite el consulta y modificacionde orden de Servicios','gestión Compras ','0','jquery=true');" calcext:value-type="string">
            <text:p>INSERT INTO arka_pagina(id_pagina, nombre, descripcion, modulo, nivel, parametro) VALUES (9,'consultaOrdenServicios','Pagina que permite el consulta y modificacionde orden de Servicios','gestión Compras ','0','jquery=true');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egistrarActa </text:p>
          </table:table-cell>
          <table:table-cell office:value-type="string" calcext:value-type="string">
            <text:p>Pagina para registrar acta de recibido del bien </text:p>
          </table:table-cell>
          <table:table-cell office:value-type="string" calcext:value-type="string">
            <text:p>gestión Ac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uery=true</text:p>
          </table:table-cell>
          <table:table-cell table:formula="of:=CONCATENATE([.$G$2];[.A19];&quot;,'&quot;;[.B19];&quot;','&quot;;[.C19];&quot;','&quot;;[.D19];&quot;','&quot;;[.E19];&quot;','&quot;;[.F19];&quot;');&quot;)" office:value-type="string" office:string-value="INSERT INTO arka_pagina(id_pagina, nombre, descripcion, modulo, nivel, parametro) VALUES (10,'registrarActa ','Pagina para registrar acta de recibido del bien ','gestión Acta','0','jquery=true');" calcext:value-type="string">
            <text:p>INSERT INTO arka_pagina(id_pagina, nombre, descripcion, modulo, nivel, parametro) VALUES (10,'registrarActa ','Pagina para registrar acta de recibido del bien ','gestión Acta','0','jquery=true');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egistrarEntradas </text:p>
          </table:table-cell>
          <table:table-cell office:value-type="string" calcext:value-type="string">
            <text:p>Pagina que permite el registro de Entradas</text:p>
          </table:table-cell>
          <table:table-cell office:value-type="string" calcext:value-type="string">
            <text:p>gestión Entrad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uery=true</text:p>
          </table:table-cell>
          <table:table-cell table:formula="of:=CONCATENATE([.$G$2];[.A20];&quot;,'&quot;;[.B20];&quot;','&quot;;[.C20];&quot;','&quot;;[.D20];&quot;','&quot;;[.E20];&quot;','&quot;;[.F20];&quot;');&quot;)" office:value-type="string" office:string-value="INSERT INTO arka_pagina(id_pagina, nombre, descripcion, modulo, nivel, parametro) VALUES (11,'registrarEntradas ','Pagina que permite el registro de Entradas','gestión Entradas','0','jquery=true');" calcext:value-type="string">
            <text:p>INSERT INTO arka_pagina(id_pagina, nombre, descripcion, modulo, nivel, parametro) VALUES (11,'registrarEntradas ','Pagina que permite el registro de Entradas','gestión Entradas','0','jquery=true');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onsultaEntradas</text:p>
          </table:table-cell>
          <table:table-cell office:value-type="string" calcext:value-type="string">
            <text:p>Pagina que permite el consultar y asiganar el estadode Entradas </text:p>
          </table:table-cell>
          <table:table-cell office:value-type="string" calcext:value-type="string">
            <text:p>gestión Entrad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uery=true</text:p>
          </table:table-cell>
          <table:table-cell table:formula="of:=CONCATENATE([.$G$2];[.A21];&quot;,'&quot;;[.B21];&quot;','&quot;;[.C21];&quot;','&quot;;[.D21];&quot;','&quot;;[.E21];&quot;','&quot;;[.F21];&quot;');&quot;)" office:value-type="string" office:string-value="INSERT INTO arka_pagina(id_pagina, nombre, descripcion, modulo, nivel, parametro) VALUES (12,'consultaEntradas','Pagina que permite el consultar y asiganar el estadode Entradas ','gestión Entradas','0','jquery=true');" calcext:value-type="string">
            <text:p>INSERT INTO arka_pagina(id_pagina, nombre, descripcion, modulo, nivel, parametro) VALUES (12,'consultaEntradas','Pagina que permite el consultar y asiganar el estadode Entradas ','gestión Entradas','0','jquery=true');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dificarEntradas </text:p>
          </table:table-cell>
          <table:table-cell office:value-type="string" calcext:value-type="string">
            <text:p>Pagina que permite el modificar las Entradas</text:p>
          </table:table-cell>
          <table:table-cell office:value-type="string" calcext:value-type="string">
            <text:p>gestión Entrad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uery=true</text:p>
          </table:table-cell>
          <table:table-cell table:formula="of:=CONCATENATE([.$G$2];[.A22];&quot;,'&quot;;[.B22];&quot;','&quot;;[.C22];&quot;','&quot;;[.D22];&quot;','&quot;;[.E22];&quot;','&quot;;[.F22];&quot;');&quot;)" office:value-type="string" office:string-value="INSERT INTO arka_pagina(id_pagina, nombre, descripcion, modulo, nivel, parametro) VALUES (13,'modificarEntradas ','Pagina que permite el modificar las Entradas','gestión Entradas','0','jquery=true');" calcext:value-type="string">
            <text:p>INSERT INTO arka_pagina(id_pagina, nombre, descripcion, modulo, nivel, parametro) VALUES (13,'modificarEntradas ','Pagina que permite el modificar las Entradas','gestión Entradas','0','jquery=true');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atalogo</text:p>
          </table:table-cell>
          <table:table-cell office:value-type="string" calcext:value-type="string">
            <text:p>Pagina de gestion de catalogos</text:p>
          </table:table-cell>
          <table:table-cell office:value-type="string" calcext:value-type="string">
            <text:p>gestión catalo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uery=true</text:p>
          </table:table-cell>
          <table:table-cell table:formula="of:=CONCATENATE([.$G$2];[.A23];&quot;,'&quot;;[.B23];&quot;','&quot;;[.C23];&quot;','&quot;;[.D23];&quot;','&quot;;[.E23];&quot;','&quot;;[.F23];&quot;');&quot;)" office:value-type="string" office:string-value="INSERT INTO arka_pagina(id_pagina, nombre, descripcion, modulo, nivel, parametro) VALUES (14,'catalogo','Pagina de gestion de catalogos','gestión catalogo','0','jquery=true');" calcext:value-type="string">
            <text:p>INSERT INTO arka_pagina(id_pagina, nombre, descripcion, modulo, nivel, parametro) VALUES (14,'catalogo','Pagina de gestion de catalogos','gestión catalogo','0','jquery=true');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onsultarActa </text:p>
          </table:table-cell>
          <table:table-cell office:value-type="string" calcext:value-type="string">
            <text:p>Pagina para gestionarl registros de acta de recibido</text:p>
          </table:table-cell>
          <table:table-cell office:value-type="string" calcext:value-type="string">
            <text:p>gestiòn Ac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uery=true</text:p>
          </table:table-cell>
          <table:table-cell table:formula="of:=CONCATENATE([.$G$2];[.A24];&quot;,'&quot;;[.B24];&quot;','&quot;;[.C24];&quot;','&quot;;[.D24];&quot;','&quot;;[.E24];&quot;','&quot;;[.F24];&quot;');&quot;)" office:value-type="string" office:string-value="INSERT INTO arka_pagina(id_pagina, nombre, descripcion, modulo, nivel, parametro) VALUES (15,'consultarActa ','Pagina para gestionarl registros de acta de recibido','gestiòn Acta','0','jquery=true');" calcext:value-type="string">
            <text:p>INSERT INTO arka_pagina(id_pagina, nombre, descripcion, modulo, nivel, parametro) VALUES (15,'consultarActa ','Pagina para gestionarl registros de acta de recibido','gestiòn Acta','0','jquery=true');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adicarAsignar</text:p>
          </table:table-cell>
          <table:table-cell office:value-type="string" calcext:value-type="string">
            <text:p>Pagina para gestionar radicados </text:p>
          </table:table-cell>
          <table:table-cell office:value-type="string" calcext:value-type="string">
            <text:p>gestion radicac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uery=true</text:p>
          </table:table-cell>
          <table:table-cell table:formula="of:=CONCATENATE([.$G$2];[.A25];&quot;,'&quot;;[.B25];&quot;','&quot;;[.C25];&quot;','&quot;;[.D25];&quot;','&quot;;[.E25];&quot;','&quot;;[.F25];&quot;');&quot;)" office:value-type="string" office:string-value="INSERT INTO arka_pagina(id_pagina, nombre, descripcion, modulo, nivel, parametro) VALUES (16,'radicarAsignar','Pagina para gestionar radicados ','gestion radicacion','0','jquery=true');" calcext:value-type="string">
            <text:p>INSERT INTO arka_pagina(id_pagina, nombre, descripcion, modulo, nivel, parametro) VALUES (16,'radicarAsignar','Pagina para gestionar radicados ','gestion radicacion','0','jquery=true');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egistrarSalidas</text:p>
          </table:table-cell>
          <table:table-cell office:value-type="string" calcext:value-type="string">
            <text:p>Pagina que permite el registro de salidas </text:p>
          </table:table-cell>
          <table:table-cell office:value-type="string" calcext:value-type="string">
            <text:p>gestión Salida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uery=true</text:p>
          </table:table-cell>
          <table:table-cell table:formula="of:=CONCATENATE([.$G$2];[.A26];&quot;,'&quot;;[.B26];&quot;','&quot;;[.C26];&quot;','&quot;;[.D26];&quot;','&quot;;[.E26];&quot;','&quot;;[.F26];&quot;');&quot;)" office:value-type="string" office:string-value="INSERT INTO arka_pagina(id_pagina, nombre, descripcion, modulo, nivel, parametro) VALUES (18,'registrarSalidas','Pagina que permite el registro de salidas ','gestión Salidas ','0','jquery=true');" calcext:value-type="string">
            <text:p>INSERT INTO arka_pagina(id_pagina, nombre, descripcion, modulo, nivel, parametro) VALUES (18,'registrarSalidas','Pagina que permite el registro de salidas ','gestión Salidas ','0','jquery=true');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odificarSalidas</text:p>
          </table:table-cell>
          <table:table-cell office:value-type="string" calcext:value-type="string">
            <text:p>Pagina que permite el Consulta y Modificar Salidas</text:p>
          </table:table-cell>
          <table:table-cell office:value-type="string" calcext:value-type="string">
            <text:p>gestión Salida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uery=true</text:p>
          </table:table-cell>
          <table:table-cell table:formula="of:=CONCATENATE([.$G$2];[.A27];&quot;,'&quot;;[.B27];&quot;','&quot;;[.C27];&quot;','&quot;;[.D27];&quot;','&quot;;[.E27];&quot;','&quot;;[.F27];&quot;');&quot;)" office:value-type="string" office:string-value="INSERT INTO arka_pagina(id_pagina, nombre, descripcion, modulo, nivel, parametro) VALUES (19,'modificarSalidas','Pagina que permite el Consulta y Modificar Salidas','gestión Salidas ','0','jquery=true');" calcext:value-type="string">
            <text:p>INSERT INTO arka_pagina(id_pagina, nombre, descripcion, modulo, nivel, parametro) VALUES (19,'modificarSalidas','Pagina que permite el Consulta y Modificar Salidas','gestión Salidas ','0','jquery=true');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reportico </text:p>
          </table:table-cell>
          <table:table-cell office:value-type="string" calcext:value-type="string">
            <text:p>Pagina para gestionar reportes</text:p>
          </table:table-cell>
          <table:table-cell office:value-type="string" calcext:value-type="string">
            <text:p>gestión repor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uery=true</text:p>
          </table:table-cell>
          <table:table-cell table:formula="of:=CONCATENATE([.$G$2];[.A28];&quot;,'&quot;;[.B28];&quot;','&quot;;[.C28];&quot;','&quot;;[.D28];&quot;','&quot;;[.E28];&quot;','&quot;;[.F28];&quot;');&quot;)" office:value-type="string" office:string-value="INSERT INTO arka_pagina(id_pagina, nombre, descripcion, modulo, nivel, parametro) VALUES (20,'reportico ','Pagina para gestionar reportes','gestión reportes','0','jquery=true');" calcext:value-type="string">
            <text:p>INSERT INTO arka_pagina(id_pagina, nombre, descripcion, modulo, nivel, parametro) VALUES (20,'reportico ','Pagina para gestionar reportes','gestión reportes','0','jquery=true');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registrarElemento </text:p>
          </table:table-cell>
          <table:table-cell office:value-type="string" calcext:value-type="string">
            <text:p>Pagina que permite el registro de elementos </text:p>
          </table:table-cell>
          <table:table-cell office:value-type="string" calcext:value-type="string">
            <text:p>gestion Elemento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uery=true</text:p>
          </table:table-cell>
          <table:table-cell table:formula="of:=CONCATENATE([.$G$2];[.A29];&quot;,'&quot;;[.B29];&quot;','&quot;;[.C29];&quot;','&quot;;[.D29];&quot;','&quot;;[.E29];&quot;','&quot;;[.F29];&quot;');&quot;)" office:value-type="string" office:string-value="INSERT INTO arka_pagina(id_pagina, nombre, descripcion, modulo, nivel, parametro) VALUES (21,'registrarElemento ','Pagina que permite el registro de elementos ','gestion Elementos ','0','jquery=true');" calcext:value-type="string">
            <text:p>INSERT INTO arka_pagina(id_pagina, nombre, descripcion, modulo, nivel, parametro) VALUES (21,'registrarElemento ','Pagina que permite el registro de elementos ','gestion Elementos ','0','jquery=true');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odificarElemento </text:p>
          </table:table-cell>
          <table:table-cell office:value-type="string" calcext:value-type="string">
            <text:p>Pagina que permite el consulta y modificación de elementos</text:p>
          </table:table-cell>
          <table:table-cell office:value-type="string" calcext:value-type="string">
            <text:p>gestion Elemento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uery=true</text:p>
          </table:table-cell>
          <table:table-cell table:formula="of:=CONCATENATE([.$G$2];[.A30];&quot;,'&quot;;[.B30];&quot;','&quot;;[.C30];&quot;','&quot;;[.D30];&quot;','&quot;;[.E30];&quot;','&quot;;[.F30];&quot;');&quot;)" office:value-type="string" office:string-value="INSERT INTO arka_pagina(id_pagina, nombre, descripcion, modulo, nivel, parametro) VALUES (22,'modificarElemento ','Pagina que permite el consulta y modificación de elementos','gestion Elementos ','0','jquery=true');" calcext:value-type="string">
            <text:p>INSERT INTO arka_pagina(id_pagina, nombre, descripcion, modulo, nivel, parametro) VALUES (22,'modificarElemento ','Pagina que permite el consulta y modificación de elementos','gestion Elementos ','0','jquery=true');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signarInventarioC</text:p>
          </table:table-cell>
          <table:table-cell office:value-type="string" calcext:value-type="string">
            <text:p>Pagina para asignar inventarios </text:p>
          </table:table-cell>
          <table:table-cell office:value-type="string" calcext:value-type="string">
            <text:p>gestion asignar inventario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uery=true</text:p>
          </table:table-cell>
          <table:table-cell table:formula="of:=CONCATENATE([.$G$2];[.A31];&quot;,'&quot;;[.B31];&quot;','&quot;;[.C31];&quot;','&quot;;[.D31];&quot;','&quot;;[.E31];&quot;','&quot;;[.F31];&quot;');&quot;)" office:value-type="string" office:string-value="INSERT INTO arka_pagina(id_pagina, nombre, descripcion, modulo, nivel, parametro) VALUES (23,'asignarInventarioC','Pagina para asignar inventarios ','gestion asignar inventarios ','0','jquery=true');" calcext:value-type="string">
            <text:p>INSERT INTO arka_pagina(id_pagina, nombre, descripcion, modulo, nivel, parametro) VALUES (23,'asignarInventarioC','Pagina para asignar inventarios ','gestion asignar inventarios ','0','jquery=true');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descargarInventario </text:p>
          </table:table-cell>
          <table:table-cell office:value-type="string" calcext:value-type="string">
            <text:p>Pagina para dar paso al paz y salvo al eliminar elementos asignados </text:p>
          </table:table-cell>
          <table:table-cell office:value-type="string" calcext:value-type="string">
            <text:p>gestión asignar inventario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uery=true</text:p>
          </table:table-cell>
          <table:table-cell table:formula="of:=CONCATENATE([.$G$2];[.A32];&quot;,'&quot;;[.B32];&quot;','&quot;;[.C32];&quot;','&quot;;[.D32];&quot;','&quot;;[.E32];&quot;','&quot;;[.F32];&quot;');&quot;)" office:value-type="string" office:string-value="INSERT INTO arka_pagina(id_pagina, nombre, descripcion, modulo, nivel, parametro) VALUES (24,'descargarInventario ','Pagina para dar paso al paz y salvo al eliminar elementos asignados ','gestión asignar inventarios ','0','jquery=true');" calcext:value-type="string">
            <text:p>INSERT INTO arka_pagina(id_pagina, nombre, descripcion, modulo, nivel, parametro) VALUES (24,'descargarInventario ','Pagina para dar paso al paz y salvo al eliminar elementos asignados ','gestión asignar inventarios ','0','jquery=true');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radicarEntradaSalida</text:p>
          </table:table-cell>
          <table:table-cell office:value-type="string" calcext:value-type="string">
            <text:p>Pagina para gestionar la radcacion de entrada y salida de elementos </text:p>
          </table:table-cell>
          <table:table-cell office:value-type="string" calcext:value-type="string">
            <text:p>gestión radicació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uery=true</text:p>
          </table:table-cell>
          <table:table-cell table:formula="of:=CONCATENATE([.$G$2];[.A33];&quot;,'&quot;;[.B33];&quot;','&quot;;[.C33];&quot;','&quot;;[.D33];&quot;','&quot;;[.E33];&quot;','&quot;;[.F33];&quot;');&quot;)" office:value-type="string" office:string-value="INSERT INTO arka_pagina(id_pagina, nombre, descripcion, modulo, nivel, parametro) VALUES (25,'radicarEntradaSalida','Pagina para gestionar la radcacion de entrada y salida de elementos ','gestión radicación','0','jquery=true');" calcext:value-type="string">
            <text:p>INSERT INTO arka_pagina(id_pagina, nombre, descripcion, modulo, nivel, parametro) VALUES (25,'radicarEntradaSalida','Pagina para gestionar la radcacion de entrada y salida de elementos ','gestión radicación','0','jquery=true');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onsultarAsignacion </text:p>
          </table:table-cell>
          <table:table-cell office:value-type="string" calcext:value-type="string">
            <text:p>Pagina para modificar los elementos asignados a un contratista</text:p>
          </table:table-cell>
          <table:table-cell office:value-type="string" calcext:value-type="string">
            <text:p>gestión asignar inventario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query=true</text:p>
          </table:table-cell>
          <table:table-cell table:formula="of:=CONCATENATE([.$G$2];[.A34];&quot;,'&quot;;[.B34];&quot;','&quot;;[.C34];&quot;','&quot;;[.D34];&quot;','&quot;;[.E34];&quot;','&quot;;[.F34];&quot;');&quot;)" office:value-type="string" office:string-value="INSERT INTO arka_pagina(id_pagina, nombre, descripcion, modulo, nivel, parametro) VALUES (26,'consultarAsignacion ','Pagina para modificar los elementos asignados a un contratista','gestión asignar inventarios ','0','jquery=true');" calcext:value-type="string">
            <text:p>INSERT INTO arka_pagina(id_pagina, nombre, descripcion, modulo, nivel, parametro) VALUES (26,'consultarAsignacion ','Pagina para modificar los elementos asignados a un contratista','gestión asignar inventarios ','0','jquery=true');</text:p>
          </table:table-cell>
        </table:table-row>
      </table:table>
      <table:table table:name="Hoja3" table:style-name="ta1">
        <table:table-column table:style-name="co4" table:number-columns-repeated="6" table:default-cell-style-name="Default"/>
        <table:table-row table:style-name="ro2">
          <table:table-cell table:number-columns-repeated="5"/>
          <table:table-cell office:value-type="string" calcext:value-type="string">
            <text:p>INSERT INTO arka_bloque_pagina(idrelacion, id_pagina, id_bloque, seccion, posicion) VALUES ('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+CONCATENATE([.$F$1];[.A3];&quot;','&quot;;[.B3];&quot;','&quot;;[.C3];&quot;','&quot;;[.D3];&quot;','&quot;;[.E3];&quot;');&quot;)" office:value-type="string" office:string-value="INSERT INTO arka_bloque_pagina(idrelacion, id_pagina, id_bloque, seccion, posicion) VALUES ('1','-1','-1','B','1');" calcext:value-type="string">
            <text:p>INSERT INTO arka_bloque_pagina(idrelacion, id_pagina, id_bloque, seccion, posicion) VALUES ('1','-1','-1','B','1');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+CONCATENATE([.$F$1];[.A4];&quot;','&quot;;[.B4];&quot;','&quot;;[.C4];&quot;','&quot;;[.D4];&quot;','&quot;;[.E4];&quot;');&quot;)" office:value-type="string" office:string-value="INSERT INTO arka_bloque_pagina(idrelacion, id_pagina, id_bloque, seccion, posicion) VALUES ('2','-1','-2','E','1');" calcext:value-type="string">
            <text:p>INSERT INTO arka_bloque_pagina(idrelacion, id_pagina, id_bloque, seccion, posicion) VALUES ('2','-1','-2','E','1');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+CONCATENATE([.$F$1];[.A5];&quot;','&quot;;[.B5];&quot;','&quot;;[.C5];&quot;','&quot;;[.D5];&quot;','&quot;;[.E5];&quot;');&quot;)" office:value-type="string" office:string-value="INSERT INTO arka_bloque_pagina(idrelacion, id_pagina, id_bloque, seccion, posicion) VALUES ('3','-1','-3','A','1');" calcext:value-type="string">
            <text:p>INSERT INTO arka_bloque_pagina(idrelacion, id_pagina, id_bloque, seccion, posicion) VALUES ('3','-1','-3','A','1');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+CONCATENATE([.$F$1];[.A6];&quot;','&quot;;[.B6];&quot;','&quot;;[.C6];&quot;','&quot;;[.D6];&quot;','&quot;;[.E6];&quot;');&quot;)" office:value-type="string" office:string-value="INSERT INTO arka_bloque_pagina(idrelacion, id_pagina, id_bloque, seccion, posicion) VALUES ('4','-1','-8','C','1');" calcext:value-type="string">
            <text:p>INSERT INTO arka_bloque_pagina(idrelacion, id_pagina, id_bloque, seccion, posicion) VALUES ('4','-1','-8','C','1');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+CONCATENATE([.$F$1];[.A7];&quot;','&quot;;[.B7];&quot;','&quot;;[.C7];&quot;','&quot;;[.D7];&quot;','&quot;;[.E7];&quot;');&quot;)" office:value-type="string" office:string-value="INSERT INTO arka_bloque_pagina(idrelacion, id_pagina, id_bloque, seccion, posicion) VALUES ('5','-2','-1','B','1');" calcext:value-type="string">
            <text:p>INSERT INTO arka_bloque_pagina(idrelacion, id_pagina, id_bloque, seccion, posicion) VALUES ('5','-2','-1','B','1');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+CONCATENATE([.$F$1];[.A8];&quot;','&quot;;[.B8];&quot;','&quot;;[.C8];&quot;','&quot;;[.D8];&quot;','&quot;;[.E8];&quot;');&quot;)" office:value-type="string" office:string-value="INSERT INTO arka_bloque_pagina(idrelacion, id_pagina, id_bloque, seccion, posicion) VALUES ('6','-2','-2','E','1');" calcext:value-type="string">
            <text:p>INSERT INTO arka_bloque_pagina(idrelacion, id_pagina, id_bloque, seccion, posicion) VALUES ('6','-2','-2','E','1');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+CONCATENATE([.$F$1];[.A9];&quot;','&quot;;[.B9];&quot;','&quot;;[.C9];&quot;','&quot;;[.D9];&quot;','&quot;;[.E9];&quot;');&quot;)" office:value-type="string" office:string-value="INSERT INTO arka_bloque_pagina(idrelacion, id_pagina, id_bloque, seccion, posicion) VALUES ('7','-2','-3','A','1');" calcext:value-type="string">
            <text:p>INSERT INTO arka_bloque_pagina(idrelacion, id_pagina, id_bloque, seccion, posicion) VALUES ('7','-2','-3','A','1');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+CONCATENATE([.$F$1];[.A10];&quot;','&quot;;[.B10];&quot;','&quot;;[.C10];&quot;','&quot;;[.D10];&quot;','&quot;;[.E10];&quot;');&quot;)" office:value-type="string" office:string-value="INSERT INTO arka_bloque_pagina(idrelacion, id_pagina, id_bloque, seccion, posicion) VALUES ('8','-2','-4','C','1');" calcext:value-type="string">
            <text:p>INSERT INTO arka_bloque_pagina(idrelacion, id_pagina, id_bloque, seccion, posicion) VALUES ('8','-2','-4','C','1');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+CONCATENATE([.$F$1];[.A11];&quot;','&quot;;[.B11];&quot;','&quot;;[.C11];&quot;','&quot;;[.D11];&quot;','&quot;;[.E11];&quot;');&quot;)" office:value-type="string" office:string-value="INSERT INTO arka_bloque_pagina(idrelacion, id_pagina, id_bloque, seccion, posicion) VALUES ('9','-3','-1','B','1');" calcext:value-type="string">
            <text:p>INSERT INTO arka_bloque_pagina(idrelacion, id_pagina, id_bloque, seccion, posicion) VALUES ('9','-3','-1','B','1');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+CONCATENATE([.$F$1];[.A12];&quot;','&quot;;[.B12];&quot;','&quot;;[.C12];&quot;','&quot;;[.D12];&quot;','&quot;;[.E12];&quot;');&quot;)" office:value-type="string" office:string-value="INSERT INTO arka_bloque_pagina(idrelacion, id_pagina, id_bloque, seccion, posicion) VALUES ('10','-3','-2','E','1');" calcext:value-type="string">
            <text:p>INSERT INTO arka_bloque_pagina(idrelacion, id_pagina, id_bloque, seccion, posicion) VALUES ('10','-3','-2','E','1');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+CONCATENATE([.$F$1];[.A13];&quot;','&quot;;[.B13];&quot;','&quot;;[.C13];&quot;','&quot;;[.D13];&quot;','&quot;;[.E13];&quot;');&quot;)" office:value-type="string" office:string-value="INSERT INTO arka_bloque_pagina(idrelacion, id_pagina, id_bloque, seccion, posicion) VALUES ('11','-3','-3','A','1');" calcext:value-type="string">
            <text:p>INSERT INTO arka_bloque_pagina(idrelacion, id_pagina, id_bloque, seccion, posicion) VALUES ('11','-3','-3','A','1');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+CONCATENATE([.$F$1];[.A14];&quot;','&quot;;[.B14];&quot;','&quot;;[.C14];&quot;','&quot;;[.D14];&quot;','&quot;;[.E14];&quot;');&quot;)" office:value-type="string" office:string-value="INSERT INTO arka_bloque_pagina(idrelacion, id_pagina, id_bloque, seccion, posicion) VALUES ('12','-3','-5','C','1');" calcext:value-type="string">
            <text:p>INSERT INTO arka_bloque_pagina(idrelacion, id_pagina, id_bloque, seccion, posicion) VALUES ('12','-3','-5','C','1');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+CONCATENATE([.$F$1];[.A15];&quot;','&quot;;[.B15];&quot;','&quot;;[.C15];&quot;','&quot;;[.D15];&quot;','&quot;;[.E15];&quot;');&quot;)" office:value-type="string" office:string-value="INSERT INTO arka_bloque_pagina(idrelacion, id_pagina, id_bloque, seccion, posicion) VALUES ('13','-4','-1','B','1');" calcext:value-type="string">
            <text:p>INSERT INTO arka_bloque_pagina(idrelacion, id_pagina, id_bloque, seccion, posicion) VALUES ('13','-4','-1','B','1');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+CONCATENATE([.$F$1];[.A16];&quot;','&quot;;[.B16];&quot;','&quot;;[.C16];&quot;','&quot;;[.D16];&quot;','&quot;;[.E16];&quot;');&quot;)" office:value-type="string" office:string-value="INSERT INTO arka_bloque_pagina(idrelacion, id_pagina, id_bloque, seccion, posicion) VALUES ('14','-4','-2','E','1');" calcext:value-type="string">
            <text:p>INSERT INTO arka_bloque_pagina(idrelacion, id_pagina, id_bloque, seccion, posicion) VALUES ('14','-4','-2','E','1');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+CONCATENATE([.$F$1];[.A17];&quot;','&quot;;[.B17];&quot;','&quot;;[.C17];&quot;','&quot;;[.D17];&quot;','&quot;;[.E17];&quot;');&quot;)" office:value-type="string" office:string-value="INSERT INTO arka_bloque_pagina(idrelacion, id_pagina, id_bloque, seccion, posicion) VALUES ('15','-4','-3','A','1');" calcext:value-type="string">
            <text:p>INSERT INTO arka_bloque_pagina(idrelacion, id_pagina, id_bloque, seccion, posicion) VALUES ('15','-4','-3','A','1');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+CONCATENATE([.$F$1];[.A18];&quot;','&quot;;[.B18];&quot;','&quot;;[.C18];&quot;','&quot;;[.D18];&quot;','&quot;;[.E18];&quot;');&quot;)" office:value-type="string" office:string-value="INSERT INTO arka_bloque_pagina(idrelacion, id_pagina, id_bloque, seccion, posicion) VALUES ('16','-4','-9','C','1');" calcext:value-type="string">
            <text:p>INSERT INTO arka_bloque_pagina(idrelacion, id_pagina, id_bloque, seccion, posicion) VALUES ('16','-4','-9','C','1');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+CONCATENATE([.$F$1];[.A19];&quot;','&quot;;[.B19];&quot;','&quot;;[.C19];&quot;','&quot;;[.D19];&quot;','&quot;;[.E19];&quot;');&quot;)" office:value-type="string" office:string-value="INSERT INTO arka_bloque_pagina(idrelacion, id_pagina, id_bloque, seccion, posicion) VALUES ('17','-5','-1','B','1');" calcext:value-type="string">
            <text:p>INSERT INTO arka_bloque_pagina(idrelacion, id_pagina, id_bloque, seccion, posicion) VALUES ('17','-5','-1','B','1');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+CONCATENATE([.$F$1];[.A20];&quot;','&quot;;[.B20];&quot;','&quot;;[.C20];&quot;','&quot;;[.D20];&quot;','&quot;;[.E20];&quot;');&quot;)" office:value-type="string" office:string-value="INSERT INTO arka_bloque_pagina(idrelacion, id_pagina, id_bloque, seccion, posicion) VALUES ('18','-5','-2','E','1');" calcext:value-type="string">
            <text:p>INSERT INTO arka_bloque_pagina(idrelacion, id_pagina, id_bloque, seccion, posicion) VALUES ('18','-5','-2','E','1');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+CONCATENATE([.$F$1];[.A21];&quot;','&quot;;[.B21];&quot;','&quot;;[.C21];&quot;','&quot;;[.D21];&quot;','&quot;;[.E21];&quot;');&quot;)" office:value-type="string" office:string-value="INSERT INTO arka_bloque_pagina(idrelacion, id_pagina, id_bloque, seccion, posicion) VALUES ('19','-5','-3','A','1');" calcext:value-type="string">
            <text:p>INSERT INTO arka_bloque_pagina(idrelacion, id_pagina, id_bloque, seccion, posicion) VALUES ('19','-5','-3','A','1');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+CONCATENATE([.$F$1];[.A22];&quot;','&quot;;[.B22];&quot;','&quot;;[.C22];&quot;','&quot;;[.D22];&quot;','&quot;;[.E22];&quot;');&quot;)" office:value-type="string" office:string-value="INSERT INTO arka_bloque_pagina(idrelacion, id_pagina, id_bloque, seccion, posicion) VALUES ('20','-5','-6','C','1');" calcext:value-type="string">
            <text:p>INSERT INTO arka_bloque_pagina(idrelacion, id_pagina, id_bloque, seccion, posicion) VALUES ('20','-5','-6','C','1');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+CONCATENATE([.$F$1];[.A23];&quot;','&quot;;[.B23];&quot;','&quot;;[.C23];&quot;','&quot;;[.D23];&quot;','&quot;;[.E23];&quot;');&quot;)" office:value-type="string" office:string-value="INSERT INTO arka_bloque_pagina(idrelacion, id_pagina, id_bloque, seccion, posicion) VALUES ('21','-6','-1','B','1');" calcext:value-type="string">
            <text:p>INSERT INTO arka_bloque_pagina(idrelacion, id_pagina, id_bloque, seccion, posicion) VALUES ('21','-6','-1','B','1');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+CONCATENATE([.$F$1];[.A24];&quot;','&quot;;[.B24];&quot;','&quot;;[.C24];&quot;','&quot;;[.D24];&quot;','&quot;;[.E24];&quot;');&quot;)" office:value-type="string" office:string-value="INSERT INTO arka_bloque_pagina(idrelacion, id_pagina, id_bloque, seccion, posicion) VALUES ('22','-6','-2','E','1');" calcext:value-type="string">
            <text:p>INSERT INTO arka_bloque_pagina(idrelacion, id_pagina, id_bloque, seccion, posicion) VALUES ('22','-6','-2','E','1');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+CONCATENATE([.$F$1];[.A25];&quot;','&quot;;[.B25];&quot;','&quot;;[.C25];&quot;','&quot;;[.D25];&quot;','&quot;;[.E25];&quot;');&quot;)" office:value-type="string" office:string-value="INSERT INTO arka_bloque_pagina(idrelacion, id_pagina, id_bloque, seccion, posicion) VALUES ('23','-6','-3','A','1');" calcext:value-type="string">
            <text:p>INSERT INTO arka_bloque_pagina(idrelacion, id_pagina, id_bloque, seccion, posicion) VALUES ('23','-6','-3','A','1');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+CONCATENATE([.$F$1];[.A26];&quot;','&quot;;[.B26];&quot;','&quot;;[.C26];&quot;','&quot;;[.D26];&quot;','&quot;;[.E26];&quot;');&quot;)" office:value-type="string" office:string-value="INSERT INTO arka_bloque_pagina(idrelacion, id_pagina, id_bloque, seccion, posicion) VALUES ('24','-6','-7','C','1');" calcext:value-type="string">
            <text:p>INSERT INTO arka_bloque_pagina(idrelacion, id_pagina, id_bloque, seccion, posicion) VALUES ('24','-6','-7','C','1');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+CONCATENATE([.$F$1];[.A27];&quot;','&quot;;[.B27];&quot;','&quot;;[.C27];&quot;','&quot;;[.D27];&quot;','&quot;;[.E27];&quot;');&quot;)" office:value-type="string" office:string-value="INSERT INTO arka_bloque_pagina(idrelacion, id_pagina, id_bloque, seccion, posicion) VALUES ('25','1','1','C','1');" calcext:value-type="string">
            <text:p>INSERT INTO arka_bloque_pagina(idrelacion, id_pagina, id_bloque, seccion, posicion) VALUES ('25','1','1','C','1');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+CONCATENATE([.$F$1];[.A28];&quot;','&quot;;[.B28];&quot;','&quot;;[.C28];&quot;','&quot;;[.D28];&quot;','&quot;;[.E28];&quot;');&quot;)" office:value-type="string" office:string-value="INSERT INTO arka_bloque_pagina(idrelacion, id_pagina, id_bloque, seccion, posicion) VALUES ('26','2','2','E','1');" calcext:value-type="string">
            <text:p>INSERT INTO arka_bloque_pagina(idrelacion, id_pagina, id_bloque, seccion, posicion) VALUES ('26','2','2','E','1');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+CONCATENATE([.$F$1];[.A29];&quot;','&quot;;[.B29];&quot;','&quot;;[.C29];&quot;','&quot;;[.D29];&quot;','&quot;;[.E29];&quot;');&quot;)" office:value-type="string" office:string-value="INSERT INTO arka_bloque_pagina(idrelacion, id_pagina, id_bloque, seccion, posicion) VALUES ('27','3','2','E','1');" calcext:value-type="string">
            <text:p>INSERT INTO arka_bloque_pagina(idrelacion, id_pagina, id_bloque, seccion, posicion) VALUES ('27','3','2','E','1');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+CONCATENATE([.$F$1];[.A30];&quot;','&quot;;[.B30];&quot;','&quot;;[.C30];&quot;','&quot;;[.D30];&quot;','&quot;;[.E30];&quot;');&quot;)" office:value-type="string" office:string-value="INSERT INTO arka_bloque_pagina(idrelacion, id_pagina, id_bloque, seccion, posicion) VALUES ('28','4','2','E','1');" calcext:value-type="string">
            <text:p>INSERT INTO arka_bloque_pagina(idrelacion, id_pagina, id_bloque, seccion, posicion) VALUES ('28','4','2','E','1');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+CONCATENATE([.$F$1];[.A31];&quot;','&quot;;[.B31];&quot;','&quot;;[.C31];&quot;','&quot;;[.D31];&quot;','&quot;;[.E31];&quot;');&quot;)" office:value-type="string" office:string-value="INSERT INTO arka_bloque_pagina(idrelacion, id_pagina, id_bloque, seccion, posicion) VALUES ('29','2','3','A','2');" calcext:value-type="string">
            <text:p>INSERT INTO arka_bloque_pagina(idrelacion, id_pagina, id_bloque, seccion, posicion) VALUES ('29','2','3','A','2');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+CONCATENATE([.$F$1];[.A32];&quot;','&quot;;[.B32];&quot;','&quot;;[.C32];&quot;','&quot;;[.D32];&quot;','&quot;;[.E32];&quot;');&quot;)" office:value-type="string" office:string-value="INSERT INTO arka_bloque_pagina(idrelacion, id_pagina, id_bloque, seccion, posicion) VALUES ('30','5','3','A','2');" calcext:value-type="string">
            <text:p>INSERT INTO arka_bloque_pagina(idrelacion, id_pagina, id_bloque, seccion, posicion) VALUES ('30','5','3','A','2');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+CONCATENATE([.$F$1];[.A33];&quot;','&quot;;[.B33];&quot;','&quot;;[.C33];&quot;','&quot;;[.D33];&quot;','&quot;;[.E33];&quot;');&quot;)" office:value-type="string" office:string-value="INSERT INTO arka_bloque_pagina(idrelacion, id_pagina, id_bloque, seccion, posicion) VALUES ('31','5','4','C','1');" calcext:value-type="string">
            <text:p>INSERT INTO arka_bloque_pagina(idrelacion, id_pagina, id_bloque, seccion, posicion) VALUES ('31','5','4','C','1');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+CONCATENATE([.$F$1];[.A34];&quot;','&quot;;[.B34];&quot;','&quot;;[.C34];&quot;','&quot;;[.D34];&quot;','&quot;;[.E34];&quot;');&quot;)" office:value-type="string" office:string-value="INSERT INTO arka_bloque_pagina(idrelacion, id_pagina, id_bloque, seccion, posicion) VALUES ('32','5','2','E','1');" calcext:value-type="string">
            <text:p>INSERT INTO arka_bloque_pagina(idrelacion, id_pagina, id_bloque, seccion, posicion) VALUES ('32','5','2','E','1');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+CONCATENATE([.$F$1];[.A35];&quot;','&quot;;[.B35];&quot;','&quot;;[.C35];&quot;','&quot;;[.D35];&quot;','&quot;;[.E35];&quot;');&quot;)" office:value-type="string" office:string-value="INSERT INTO arka_bloque_pagina(idrelacion, id_pagina, id_bloque, seccion, posicion) VALUES ('33','6','3','A','2');" calcext:value-type="string">
            <text:p>INSERT INTO arka_bloque_pagina(idrelacion, id_pagina, id_bloque, seccion, posicion) VALUES ('33','6','3','A','2');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+CONCATENATE([.$F$1];[.A36];&quot;','&quot;;[.B36];&quot;','&quot;;[.C36];&quot;','&quot;;[.D36];&quot;','&quot;;[.E36];&quot;');&quot;)" office:value-type="string" office:string-value="INSERT INTO arka_bloque_pagina(idrelacion, id_pagina, id_bloque, seccion, posicion) VALUES ('34','6','2','E','1');" calcext:value-type="string">
            <text:p>INSERT INTO arka_bloque_pagina(idrelacion, id_pagina, id_bloque, seccion, posicion) VALUES ('34','6','2','E','1');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+CONCATENATE([.$F$1];[.A37];&quot;','&quot;;[.B37];&quot;','&quot;;[.C37];&quot;','&quot;;[.D37];&quot;','&quot;;[.E37];&quot;');&quot;)" office:value-type="string" office:string-value="INSERT INTO arka_bloque_pagina(idrelacion, id_pagina, id_bloque, seccion, posicion) VALUES ('35','6','6','C','1');" calcext:value-type="string">
            <text:p>INSERT INTO arka_bloque_pagina(idrelacion, id_pagina, id_bloque, seccion, posicion) VALUES ('35','6','6','C','1');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+CONCATENATE([.$F$1];[.A38];&quot;','&quot;;[.B38];&quot;','&quot;;[.C38];&quot;','&quot;;[.D38];&quot;','&quot;;[.E38];&quot;');&quot;)" office:value-type="string" office:string-value="INSERT INTO arka_bloque_pagina(idrelacion, id_pagina, id_bloque, seccion, posicion) VALUES ('36','7','3','A','2');" calcext:value-type="string">
            <text:p>INSERT INTO arka_bloque_pagina(idrelacion, id_pagina, id_bloque, seccion, posicion) VALUES ('36','7','3','A','2');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+CONCATENATE([.$F$1];[.A39];&quot;','&quot;;[.B39];&quot;','&quot;;[.C39];&quot;','&quot;;[.D39];&quot;','&quot;;[.E39];&quot;');&quot;)" office:value-type="string" office:string-value="INSERT INTO arka_bloque_pagina(idrelacion, id_pagina, id_bloque, seccion, posicion) VALUES ('37','7','5','C','1');" calcext:value-type="string">
            <text:p>INSERT INTO arka_bloque_pagina(idrelacion, id_pagina, id_bloque, seccion, posicion) VALUES ('37','7','5','C','1');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+CONCATENATE([.$F$1];[.A40];&quot;','&quot;;[.B40];&quot;','&quot;;[.C40];&quot;','&quot;;[.D40];&quot;','&quot;;[.E40];&quot;');&quot;)" office:value-type="string" office:string-value="INSERT INTO arka_bloque_pagina(idrelacion, id_pagina, id_bloque, seccion, posicion) VALUES ('38','7','2','E','1');" calcext:value-type="string">
            <text:p>INSERT INTO arka_bloque_pagina(idrelacion, id_pagina, id_bloque, seccion, posicion) VALUES ('38','7','2','E','1');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+CONCATENATE([.$F$1];[.A41];&quot;','&quot;;[.B41];&quot;','&quot;;[.C41];&quot;','&quot;;[.D41];&quot;','&quot;;[.E41];&quot;');&quot;)" office:value-type="string" office:string-value="INSERT INTO arka_bloque_pagina(idrelacion, id_pagina, id_bloque, seccion, posicion) VALUES ('39','8','3','A','2');" calcext:value-type="string">
            <text:p>INSERT INTO arka_bloque_pagina(idrelacion, id_pagina, id_bloque, seccion, posicion) VALUES ('39','8','3','A','2');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+CONCATENATE([.$F$1];[.A42];&quot;','&quot;;[.B42];&quot;','&quot;;[.C42];&quot;','&quot;;[.D42];&quot;','&quot;;[.E42];&quot;');&quot;)" office:value-type="string" office:string-value="INSERT INTO arka_bloque_pagina(idrelacion, id_pagina, id_bloque, seccion, posicion) VALUES ('40','8','7','C','1');" calcext:value-type="string">
            <text:p>INSERT INTO arka_bloque_pagina(idrelacion, id_pagina, id_bloque, seccion, posicion) VALUES ('40','8','7','C','1');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+CONCATENATE([.$F$1];[.A43];&quot;','&quot;;[.B43];&quot;','&quot;;[.C43];&quot;','&quot;;[.D43];&quot;','&quot;;[.E43];&quot;');&quot;)" office:value-type="string" office:string-value="INSERT INTO arka_bloque_pagina(idrelacion, id_pagina, id_bloque, seccion, posicion) VALUES ('41','8','2','E','1');" calcext:value-type="string">
            <text:p>INSERT INTO arka_bloque_pagina(idrelacion, id_pagina, id_bloque, seccion, posicion) VALUES ('41','8','2','E','1');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+CONCATENATE([.$F$1];[.A44];&quot;','&quot;;[.B44];&quot;','&quot;;[.C44];&quot;','&quot;;[.D44];&quot;','&quot;;[.E44];&quot;');&quot;)" office:value-type="string" office:string-value="INSERT INTO arka_bloque_pagina(idrelacion, id_pagina, id_bloque, seccion, posicion) VALUES ('42','9','3','A','2');" calcext:value-type="string">
            <text:p>INSERT INTO arka_bloque_pagina(idrelacion, id_pagina, id_bloque, seccion, posicion) VALUES ('42','9','3','A','2');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+CONCATENATE([.$F$1];[.A45];&quot;','&quot;;[.B45];&quot;','&quot;;[.C45];&quot;','&quot;;[.D45];&quot;','&quot;;[.E45];&quot;');&quot;)" office:value-type="string" office:string-value="INSERT INTO arka_bloque_pagina(idrelacion, id_pagina, id_bloque, seccion, posicion) VALUES ('43','9','8','C','1');" calcext:value-type="string">
            <text:p>INSERT INTO arka_bloque_pagina(idrelacion, id_pagina, id_bloque, seccion, posicion) VALUES ('43','9','8','C','1');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+CONCATENATE([.$F$1];[.A46];&quot;','&quot;;[.B46];&quot;','&quot;;[.C46];&quot;','&quot;;[.D46];&quot;','&quot;;[.E46];&quot;');&quot;)" office:value-type="string" office:string-value="INSERT INTO arka_bloque_pagina(idrelacion, id_pagina, id_bloque, seccion, posicion) VALUES ('44','9','2','E','1');" calcext:value-type="string">
            <text:p>INSERT INTO arka_bloque_pagina(idrelacion, id_pagina, id_bloque, seccion, posicion) VALUES ('44','9','2','E','1');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+CONCATENATE([.$F$1];[.A47];&quot;','&quot;;[.B47];&quot;','&quot;;[.C47];&quot;','&quot;;[.D47];&quot;','&quot;;[.E47];&quot;');&quot;)" office:value-type="string" office:string-value="INSERT INTO arka_bloque_pagina(idrelacion, id_pagina, id_bloque, seccion, posicion) VALUES ('45','10','10','C','1');" calcext:value-type="string">
            <text:p>INSERT INTO arka_bloque_pagina(idrelacion, id_pagina, id_bloque, seccion, posicion) VALUES ('45','10','10','C','1');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+CONCATENATE([.$F$1];[.A48];&quot;','&quot;;[.B48];&quot;','&quot;;[.C48];&quot;','&quot;;[.D48];&quot;','&quot;;[.E48];&quot;');&quot;)" office:value-type="string" office:string-value="INSERT INTO arka_bloque_pagina(idrelacion, id_pagina, id_bloque, seccion, posicion) VALUES ('46','10','3','A','2');" calcext:value-type="string">
            <text:p>INSERT INTO arka_bloque_pagina(idrelacion, id_pagina, id_bloque, seccion, posicion) VALUES ('46','10','3','A','2');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+CONCATENATE([.$F$1];[.A49];&quot;','&quot;;[.B49];&quot;','&quot;;[.C49];&quot;','&quot;;[.D49];&quot;','&quot;;[.E49];&quot;');&quot;)" office:value-type="string" office:string-value="INSERT INTO arka_bloque_pagina(idrelacion, id_pagina, id_bloque, seccion, posicion) VALUES ('47','10','2','E','1');" calcext:value-type="string">
            <text:p>INSERT INTO arka_bloque_pagina(idrelacion, id_pagina, id_bloque, seccion, posicion) VALUES ('47','10','2','E','1');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+CONCATENATE([.$F$1];[.A50];&quot;','&quot;;[.B50];&quot;','&quot;;[.C50];&quot;','&quot;;[.D50];&quot;','&quot;;[.E50];&quot;');&quot;)" office:value-type="string" office:string-value="INSERT INTO arka_bloque_pagina(idrelacion, id_pagina, id_bloque, seccion, posicion) VALUES ('48','11','2','E','1');" calcext:value-type="string">
            <text:p>INSERT INTO arka_bloque_pagina(idrelacion, id_pagina, id_bloque, seccion, posicion) VALUES ('48','11','2','E','1');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+CONCATENATE([.$F$1];[.A51];&quot;','&quot;;[.B51];&quot;','&quot;;[.C51];&quot;','&quot;;[.D51];&quot;','&quot;;[.E51];&quot;');&quot;)" office:value-type="string" office:string-value="INSERT INTO arka_bloque_pagina(idrelacion, id_pagina, id_bloque, seccion, posicion) VALUES ('49','11','11','C','1');" calcext:value-type="string">
            <text:p>INSERT INTO arka_bloque_pagina(idrelacion, id_pagina, id_bloque, seccion, posicion) VALUES ('49','11','11','C','1');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+CONCATENATE([.$F$1];[.A52];&quot;','&quot;;[.B52];&quot;','&quot;;[.C52];&quot;','&quot;;[.D52];&quot;','&quot;;[.E52];&quot;');&quot;)" office:value-type="string" office:string-value="INSERT INTO arka_bloque_pagina(idrelacion, id_pagina, id_bloque, seccion, posicion) VALUES ('50','11','3','A','2');" calcext:value-type="string">
            <text:p>INSERT INTO arka_bloque_pagina(idrelacion, id_pagina, id_bloque, seccion, posicion) VALUES ('50','11','3','A','2');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+CONCATENATE([.$F$1];[.A53];&quot;','&quot;;[.B53];&quot;','&quot;;[.C53];&quot;','&quot;;[.D53];&quot;','&quot;;[.E53];&quot;');&quot;)" office:value-type="string" office:string-value="INSERT INTO arka_bloque_pagina(idrelacion, id_pagina, id_bloque, seccion, posicion) VALUES ('51','12','2','E','1');" calcext:value-type="string">
            <text:p>INSERT INTO arka_bloque_pagina(idrelacion, id_pagina, id_bloque, seccion, posicion) VALUES ('51','12','2','E','1');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+CONCATENATE([.$F$1];[.A54];&quot;','&quot;;[.B54];&quot;','&quot;;[.C54];&quot;','&quot;;[.D54];&quot;','&quot;;[.E54];&quot;');&quot;)" office:value-type="string" office:string-value="INSERT INTO arka_bloque_pagina(idrelacion, id_pagina, id_bloque, seccion, posicion) VALUES ('52','12','12','C','1');" calcext:value-type="string">
            <text:p>INSERT INTO arka_bloque_pagina(idrelacion, id_pagina, id_bloque, seccion, posicion) VALUES ('52','12','12','C','1');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+CONCATENATE([.$F$1];[.A55];&quot;','&quot;;[.B55];&quot;','&quot;;[.C55];&quot;','&quot;;[.D55];&quot;','&quot;;[.E55];&quot;');&quot;)" office:value-type="string" office:string-value="INSERT INTO arka_bloque_pagina(idrelacion, id_pagina, id_bloque, seccion, posicion) VALUES ('53','12','3','A','2');" calcext:value-type="string">
            <text:p>INSERT INTO arka_bloque_pagina(idrelacion, id_pagina, id_bloque, seccion, posicion) VALUES ('53','12','3','A','2');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=+CONCATENATE([.$F$1];[.A56];&quot;','&quot;;[.B56];&quot;','&quot;;[.C56];&quot;','&quot;;[.D56];&quot;','&quot;;[.E56];&quot;');&quot;)" office:value-type="string" office:string-value="INSERT INTO arka_bloque_pagina(idrelacion, id_pagina, id_bloque, seccion, posicion) VALUES ('54','14','3','C','0');" calcext:value-type="string">
            <text:p>INSERT INTO arka_bloque_pagina(idrelacion, id_pagina, id_bloque, seccion, posicion) VALUES ('54','14','3','C','0');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+CONCATENATE([.$F$1];[.A57];&quot;','&quot;;[.B57];&quot;','&quot;;[.C57];&quot;','&quot;;[.D57];&quot;','&quot;;[.E57];&quot;');&quot;)" office:value-type="string" office:string-value="INSERT INTO arka_bloque_pagina(idrelacion, id_pagina, id_bloque, seccion, posicion) VALUES ('55','14','14','C','1');" calcext:value-type="string">
            <text:p>INSERT INTO arka_bloque_pagina(idrelacion, id_pagina, id_bloque, seccion, posicion) VALUES ('55','14','14','C','1');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+CONCATENATE([.$F$1];[.A58];&quot;','&quot;;[.B58];&quot;','&quot;;[.C58];&quot;','&quot;;[.D58];&quot;','&quot;;[.E58];&quot;');&quot;)" office:value-type="string" office:string-value="INSERT INTO arka_bloque_pagina(idrelacion, id_pagina, id_bloque, seccion, posicion) VALUES ('56','15','15','C','1');" calcext:value-type="string">
            <text:p>INSERT INTO arka_bloque_pagina(idrelacion, id_pagina, id_bloque, seccion, posicion) VALUES ('56','15','15','C','1');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+CONCATENATE([.$F$1];[.A59];&quot;','&quot;;[.B59];&quot;','&quot;;[.C59];&quot;','&quot;;[.D59];&quot;','&quot;;[.E59];&quot;');&quot;)" office:value-type="string" office:string-value="INSERT INTO arka_bloque_pagina(idrelacion, id_pagina, id_bloque, seccion, posicion) VALUES ('57','15','3','A','2');" calcext:value-type="string">
            <text:p>INSERT INTO arka_bloque_pagina(idrelacion, id_pagina, id_bloque, seccion, posicion) VALUES ('57','15','3','A','2');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+CONCATENATE([.$F$1];[.A60];&quot;','&quot;;[.B60];&quot;','&quot;;[.C60];&quot;','&quot;;[.D60];&quot;','&quot;;[.E60];&quot;');&quot;)" office:value-type="string" office:string-value="INSERT INTO arka_bloque_pagina(idrelacion, id_pagina, id_bloque, seccion, posicion) VALUES ('58','15','2','E','1');" calcext:value-type="string">
            <text:p>INSERT INTO arka_bloque_pagina(idrelacion, id_pagina, id_bloque, seccion, posicion) VALUES ('58','15','2','E','1');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+CONCATENATE([.$F$1];[.A61];&quot;','&quot;;[.B61];&quot;','&quot;;[.C61];&quot;','&quot;;[.D61];&quot;','&quot;;[.E61];&quot;');&quot;)" office:value-type="string" office:string-value="INSERT INTO arka_bloque_pagina(idrelacion, id_pagina, id_bloque, seccion, posicion) VALUES ('59','13','2','E','1');" calcext:value-type="string">
            <text:p>INSERT INTO arka_bloque_pagina(idrelacion, id_pagina, id_bloque, seccion, posicion) VALUES ('59','13','2','E','1');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+CONCATENATE([.$F$1];[.A62];&quot;','&quot;;[.B62];&quot;','&quot;;[.C62];&quot;','&quot;;[.D62];&quot;','&quot;;[.E62];&quot;');&quot;)" office:value-type="string" office:string-value="INSERT INTO arka_bloque_pagina(idrelacion, id_pagina, id_bloque, seccion, posicion) VALUES ('60','13','3','A','2');" calcext:value-type="string">
            <text:p>INSERT INTO arka_bloque_pagina(idrelacion, id_pagina, id_bloque, seccion, posicion) VALUES ('60','13','3','A','2');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+CONCATENATE([.$F$1];[.A63];&quot;','&quot;;[.B63];&quot;','&quot;;[.C63];&quot;','&quot;;[.D63];&quot;','&quot;;[.E63];&quot;');&quot;)" office:value-type="string" office:string-value="INSERT INTO arka_bloque_pagina(idrelacion, id_pagina, id_bloque, seccion, posicion) VALUES ('61','13','13','C','1');" calcext:value-type="string">
            <text:p>INSERT INTO arka_bloque_pagina(idrelacion, id_pagina, id_bloque, seccion, posicion) VALUES ('61','13','13','C','1');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+CONCATENATE([.$F$1];[.A64];&quot;','&quot;;[.B64];&quot;','&quot;;[.C64];&quot;','&quot;;[.D64];&quot;','&quot;;[.E64];&quot;');&quot;)" office:value-type="string" office:string-value="INSERT INTO arka_bloque_pagina(idrelacion, id_pagina, id_bloque, seccion, posicion) VALUES ('62','16','16','C','1');" calcext:value-type="string">
            <text:p>INSERT INTO arka_bloque_pagina(idrelacion, id_pagina, id_bloque, seccion, posicion) VALUES ('62','16','16','C','1');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+CONCATENATE([.$F$1];[.A65];&quot;','&quot;;[.B65];&quot;','&quot;;[.C65];&quot;','&quot;;[.D65];&quot;','&quot;;[.E65];&quot;');&quot;)" office:value-type="string" office:string-value="INSERT INTO arka_bloque_pagina(idrelacion, id_pagina, id_bloque, seccion, posicion) VALUES ('63','16','3','A','2');" calcext:value-type="string">
            <text:p>INSERT INTO arka_bloque_pagina(idrelacion, id_pagina, id_bloque, seccion, posicion) VALUES ('63','16','3','A','2');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+CONCATENATE([.$F$1];[.A66];&quot;','&quot;;[.B66];&quot;','&quot;;[.C66];&quot;','&quot;;[.D66];&quot;','&quot;;[.E66];&quot;');&quot;)" office:value-type="string" office:string-value="INSERT INTO arka_bloque_pagina(idrelacion, id_pagina, id_bloque, seccion, posicion) VALUES ('64','16','2','E','1');" calcext:value-type="string">
            <text:p>INSERT INTO arka_bloque_pagina(idrelacion, id_pagina, id_bloque, seccion, posicion) VALUES ('64','16','2','E','1');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+CONCATENATE([.$F$1];[.A67];&quot;','&quot;;[.B67];&quot;','&quot;;[.C67];&quot;','&quot;;[.D67];&quot;','&quot;;[.E67];&quot;');&quot;)" office:value-type="string" office:string-value="INSERT INTO arka_bloque_pagina(idrelacion, id_pagina, id_bloque, seccion, posicion) VALUES ('68','18','18','C','1');" calcext:value-type="string">
            <text:p>INSERT INTO arka_bloque_pagina(idrelacion, id_pagina, id_bloque, seccion, posicion) VALUES ('68','18','18','C','1');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+CONCATENATE([.$F$1];[.A68];&quot;','&quot;;[.B68];&quot;','&quot;;[.C68];&quot;','&quot;;[.D68];&quot;','&quot;;[.E68];&quot;');&quot;)" office:value-type="string" office:string-value="INSERT INTO arka_bloque_pagina(idrelacion, id_pagina, id_bloque, seccion, posicion) VALUES ('69','18','2','E','1');" calcext:value-type="string">
            <text:p>INSERT INTO arka_bloque_pagina(idrelacion, id_pagina, id_bloque, seccion, posicion) VALUES ('69','18','2','E','1');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+CONCATENATE([.$F$1];[.A69];&quot;','&quot;;[.B69];&quot;','&quot;;[.C69];&quot;','&quot;;[.D69];&quot;','&quot;;[.E69];&quot;');&quot;)" office:value-type="string" office:string-value="INSERT INTO arka_bloque_pagina(idrelacion, id_pagina, id_bloque, seccion, posicion) VALUES ('70','18','3','A','2');" calcext:value-type="string">
            <text:p>INSERT INTO arka_bloque_pagina(idrelacion, id_pagina, id_bloque, seccion, posicion) VALUES ('70','18','3','A','2');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+CONCATENATE([.$F$1];[.A70];&quot;','&quot;;[.B70];&quot;','&quot;;[.C70];&quot;','&quot;;[.D70];&quot;','&quot;;[.E70];&quot;');&quot;)" office:value-type="string" office:string-value="INSERT INTO arka_bloque_pagina(idrelacion, id_pagina, id_bloque, seccion, posicion) VALUES ('71','19','19','C','1');" calcext:value-type="string">
            <text:p>INSERT INTO arka_bloque_pagina(idrelacion, id_pagina, id_bloque, seccion, posicion) VALUES ('71','19','19','C','1');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+CONCATENATE([.$F$1];[.A71];&quot;','&quot;;[.B71];&quot;','&quot;;[.C71];&quot;','&quot;;[.D71];&quot;','&quot;;[.E71];&quot;');&quot;)" office:value-type="string" office:string-value="INSERT INTO arka_bloque_pagina(idrelacion, id_pagina, id_bloque, seccion, posicion) VALUES ('72','19','2','E','1');" calcext:value-type="string">
            <text:p>INSERT INTO arka_bloque_pagina(idrelacion, id_pagina, id_bloque, seccion, posicion) VALUES ('72','19','2','E','1');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+CONCATENATE([.$F$1];[.A72];&quot;','&quot;;[.B72];&quot;','&quot;;[.C72];&quot;','&quot;;[.D72];&quot;','&quot;;[.E72];&quot;');&quot;)" office:value-type="string" office:string-value="INSERT INTO arka_bloque_pagina(idrelacion, id_pagina, id_bloque, seccion, posicion) VALUES ('73','19','3','A','2');" calcext:value-type="string">
            <text:p>INSERT INTO arka_bloque_pagina(idrelacion, id_pagina, id_bloque, seccion, posicion) VALUES ('73','19','3','A','2');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+CONCATENATE([.$F$1];[.A73];&quot;','&quot;;[.B73];&quot;','&quot;;[.C73];&quot;','&quot;;[.D73];&quot;','&quot;;[.E73];&quot;');&quot;)" office:value-type="string" office:string-value="INSERT INTO arka_bloque_pagina(idrelacion, id_pagina, id_bloque, seccion, posicion) VALUES ('74','20','20','C','1');" calcext:value-type="string">
            <text:p>INSERT INTO arka_bloque_pagina(idrelacion, id_pagina, id_bloque, seccion, posicion) VALUES ('74','20','20','C','1');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+CONCATENATE([.$F$1];[.A74];&quot;','&quot;;[.B74];&quot;','&quot;;[.C74];&quot;','&quot;;[.D74];&quot;','&quot;;[.E74];&quot;');&quot;)" office:value-type="string" office:string-value="INSERT INTO arka_bloque_pagina(idrelacion, id_pagina, id_bloque, seccion, posicion) VALUES ('75','20','2','E','1');" calcext:value-type="string">
            <text:p>INSERT INTO arka_bloque_pagina(idrelacion, id_pagina, id_bloque, seccion, posicion) VALUES ('75','20','2','E','1');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+CONCATENATE([.$F$1];[.A75];&quot;','&quot;;[.B75];&quot;','&quot;;[.C75];&quot;','&quot;;[.D75];&quot;','&quot;;[.E75];&quot;');&quot;)" office:value-type="string" office:string-value="INSERT INTO arka_bloque_pagina(idrelacion, id_pagina, id_bloque, seccion, posicion) VALUES ('76','20','3','A','2');" calcext:value-type="string">
            <text:p>INSERT INTO arka_bloque_pagina(idrelacion, id_pagina, id_bloque, seccion, posicion) VALUES ('76','20','3','A','2');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+CONCATENATE([.$F$1];[.A76];&quot;','&quot;;[.B76];&quot;','&quot;;[.C76];&quot;','&quot;;[.D76];&quot;','&quot;;[.E76];&quot;');&quot;)" office:value-type="string" office:string-value="INSERT INTO arka_bloque_pagina(idrelacion, id_pagina, id_bloque, seccion, posicion) VALUES ('77','21','3','A','2');" calcext:value-type="string">
            <text:p>INSERT INTO arka_bloque_pagina(idrelacion, id_pagina, id_bloque, seccion, posicion) VALUES ('77','21','3','A','2');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+CONCATENATE([.$F$1];[.A77];&quot;','&quot;;[.B77];&quot;','&quot;;[.C77];&quot;','&quot;;[.D77];&quot;','&quot;;[.E77];&quot;');&quot;)" office:value-type="string" office:string-value="INSERT INTO arka_bloque_pagina(idrelacion, id_pagina, id_bloque, seccion, posicion) VALUES ('78','21','21','C','1');" calcext:value-type="string">
            <text:p>INSERT INTO arka_bloque_pagina(idrelacion, id_pagina, id_bloque, seccion, posicion) VALUES ('78','21','21','C','1');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+CONCATENATE([.$F$1];[.A78];&quot;','&quot;;[.B78];&quot;','&quot;;[.C78];&quot;','&quot;;[.D78];&quot;','&quot;;[.E78];&quot;');&quot;)" office:value-type="string" office:string-value="INSERT INTO arka_bloque_pagina(idrelacion, id_pagina, id_bloque, seccion, posicion) VALUES ('79','21','2','E','1');" calcext:value-type="string">
            <text:p>INSERT INTO arka_bloque_pagina(idrelacion, id_pagina, id_bloque, seccion, posicion) VALUES ('79','21','2','E','1');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+CONCATENATE([.$F$1];[.A79];&quot;','&quot;;[.B79];&quot;','&quot;;[.C79];&quot;','&quot;;[.D79];&quot;','&quot;;[.E79];&quot;');&quot;)" office:value-type="string" office:string-value="INSERT INTO arka_bloque_pagina(idrelacion, id_pagina, id_bloque, seccion, posicion) VALUES ('80','22','3','A','2');" calcext:value-type="string">
            <text:p>INSERT INTO arka_bloque_pagina(idrelacion, id_pagina, id_bloque, seccion, posicion) VALUES ('80','22','3','A','2');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+CONCATENATE([.$F$1];[.A80];&quot;','&quot;;[.B80];&quot;','&quot;;[.C80];&quot;','&quot;;[.D80];&quot;','&quot;;[.E80];&quot;');&quot;)" office:value-type="string" office:string-value="INSERT INTO arka_bloque_pagina(idrelacion, id_pagina, id_bloque, seccion, posicion) VALUES ('81','22','22','C','1');" calcext:value-type="string">
            <text:p>INSERT INTO arka_bloque_pagina(idrelacion, id_pagina, id_bloque, seccion, posicion) VALUES ('81','22','22','C','1');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+CONCATENATE([.$F$1];[.A81];&quot;','&quot;;[.B81];&quot;','&quot;;[.C81];&quot;','&quot;;[.D81];&quot;','&quot;;[.E81];&quot;');&quot;)" office:value-type="string" office:string-value="INSERT INTO arka_bloque_pagina(idrelacion, id_pagina, id_bloque, seccion, posicion) VALUES ('82','22','2','E','1');" calcext:value-type="string">
            <text:p>INSERT INTO arka_bloque_pagina(idrelacion, id_pagina, id_bloque, seccion, posicion) VALUES ('82','22','2','E','1');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+CONCATENATE([.$F$1];[.A82];&quot;','&quot;;[.B82];&quot;','&quot;;[.C82];&quot;','&quot;;[.D82];&quot;','&quot;;[.E82];&quot;');&quot;)" office:value-type="string" office:string-value="INSERT INTO arka_bloque_pagina(idrelacion, id_pagina, id_bloque, seccion, posicion) VALUES ('83','23','23','C','1');" calcext:value-type="string">
            <text:p>INSERT INTO arka_bloque_pagina(idrelacion, id_pagina, id_bloque, seccion, posicion) VALUES ('83','23','23','C','1');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+CONCATENATE([.$F$1];[.A83];&quot;','&quot;;[.B83];&quot;','&quot;;[.C83];&quot;','&quot;;[.D83];&quot;','&quot;;[.E83];&quot;');&quot;)" office:value-type="string" office:string-value="INSERT INTO arka_bloque_pagina(idrelacion, id_pagina, id_bloque, seccion, posicion) VALUES ('84','23','2','E','1');" calcext:value-type="string">
            <text:p>INSERT INTO arka_bloque_pagina(idrelacion, id_pagina, id_bloque, seccion, posicion) VALUES ('84','23','2','E','1');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+CONCATENATE([.$F$1];[.A84];&quot;','&quot;;[.B84];&quot;','&quot;;[.C84];&quot;','&quot;;[.D84];&quot;','&quot;;[.E84];&quot;');&quot;)" office:value-type="string" office:string-value="INSERT INTO arka_bloque_pagina(idrelacion, id_pagina, id_bloque, seccion, posicion) VALUES ('85','23','3','A','2');" calcext:value-type="string">
            <text:p>INSERT INTO arka_bloque_pagina(idrelacion, id_pagina, id_bloque, seccion, posicion) VALUES ('85','23','3','A','2');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+CONCATENATE([.$F$1];[.A85];&quot;','&quot;;[.B85];&quot;','&quot;;[.C85];&quot;','&quot;;[.D85];&quot;','&quot;;[.E85];&quot;');&quot;)" office:value-type="string" office:string-value="INSERT INTO arka_bloque_pagina(idrelacion, id_pagina, id_bloque, seccion, posicion) VALUES ('86','24','24','C','1');" calcext:value-type="string">
            <text:p>INSERT INTO arka_bloque_pagina(idrelacion, id_pagina, id_bloque, seccion, posicion) VALUES ('86','24','24','C','1');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+CONCATENATE([.$F$1];[.A86];&quot;','&quot;;[.B86];&quot;','&quot;;[.C86];&quot;','&quot;;[.D86];&quot;','&quot;;[.E86];&quot;');&quot;)" office:value-type="string" office:string-value="INSERT INTO arka_bloque_pagina(idrelacion, id_pagina, id_bloque, seccion, posicion) VALUES ('87','24','3','A','2');" calcext:value-type="string">
            <text:p>INSERT INTO arka_bloque_pagina(idrelacion, id_pagina, id_bloque, seccion, posicion) VALUES ('87','24','3','A','2');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+CONCATENATE([.$F$1];[.A87];&quot;','&quot;;[.B87];&quot;','&quot;;[.C87];&quot;','&quot;;[.D87];&quot;','&quot;;[.E87];&quot;');&quot;)" office:value-type="string" office:string-value="INSERT INTO arka_bloque_pagina(idrelacion, id_pagina, id_bloque, seccion, posicion) VALUES ('88','24','2','E','1');" calcext:value-type="string">
            <text:p>INSERT INTO arka_bloque_pagina(idrelacion, id_pagina, id_bloque, seccion, posicion) VALUES ('88','24','2','E','1');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+CONCATENATE([.$F$1];[.A88];&quot;','&quot;;[.B88];&quot;','&quot;;[.C88];&quot;','&quot;;[.D88];&quot;','&quot;;[.E88];&quot;');&quot;)" office:value-type="string" office:string-value="INSERT INTO arka_bloque_pagina(idrelacion, id_pagina, id_bloque, seccion, posicion) VALUES ('89','25','25','C','1');" calcext:value-type="string">
            <text:p>INSERT INTO arka_bloque_pagina(idrelacion, id_pagina, id_bloque, seccion, posicion) VALUES ('89','25','25','C','1');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+CONCATENATE([.$F$1];[.A89];&quot;','&quot;;[.B89];&quot;','&quot;;[.C89];&quot;','&quot;;[.D89];&quot;','&quot;;[.E89];&quot;');&quot;)" office:value-type="string" office:string-value="INSERT INTO arka_bloque_pagina(idrelacion, id_pagina, id_bloque, seccion, posicion) VALUES ('90','25','2','E','1');" calcext:value-type="string">
            <text:p>INSERT INTO arka_bloque_pagina(idrelacion, id_pagina, id_bloque, seccion, posicion) VALUES ('90','25','2','E','1');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+CONCATENATE([.$F$1];[.A90];&quot;','&quot;;[.B90];&quot;','&quot;;[.C90];&quot;','&quot;;[.D90];&quot;','&quot;;[.E90];&quot;');&quot;)" office:value-type="string" office:string-value="INSERT INTO arka_bloque_pagina(idrelacion, id_pagina, id_bloque, seccion, posicion) VALUES ('91','25','3','A','2');" calcext:value-type="string">
            <text:p>INSERT INTO arka_bloque_pagina(idrelacion, id_pagina, id_bloque, seccion, posicion) VALUES ('91','25','3','A','2');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+CONCATENATE([.$F$1];[.A91];&quot;','&quot;;[.B91];&quot;','&quot;;[.C91];&quot;','&quot;;[.D91];&quot;','&quot;;[.E91];&quot;');&quot;)" office:value-type="string" office:string-value="INSERT INTO arka_bloque_pagina(idrelacion, id_pagina, id_bloque, seccion, posicion) VALUES ('92','26','3','A','2');" calcext:value-type="string">
            <text:p>INSERT INTO arka_bloque_pagina(idrelacion, id_pagina, id_bloque, seccion, posicion) VALUES ('92','26','3','A','2');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+CONCATENATE([.$F$1];[.A92];&quot;','&quot;;[.B92];&quot;','&quot;;[.C92];&quot;','&quot;;[.D92];&quot;','&quot;;[.E92];&quot;');&quot;)" office:value-type="string" office:string-value="INSERT INTO arka_bloque_pagina(idrelacion, id_pagina, id_bloque, seccion, posicion) VALUES ('93','26','2','E','1');" calcext:value-type="string">
            <text:p>INSERT INTO arka_bloque_pagina(idrelacion, id_pagina, id_bloque, seccion, posicion) VALUES ('93','26','2','E','1');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+CONCATENATE([.$F$1];[.A93];&quot;','&quot;;[.B93];&quot;','&quot;;[.C93];&quot;','&quot;;[.D93];&quot;','&quot;;[.E93];&quot;');&quot;)" office:value-type="string" office:string-value="INSERT INTO arka_bloque_pagina(idrelacion, id_pagina, id_bloque, seccion, posicion) VALUES ('94','26','26','C','1');" calcext:value-type="string">
            <text:p>INSERT INTO arka_bloque_pagina(idrelacion, id_pagina, id_bloque, seccion, posicion) VALUES ('94','26','26','C','1');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+CONCATENATE([.$F$1];[.A94];&quot;','&quot;;[.B94];&quot;','&quot;;[.C94];&quot;','&quot;;[.D94];&quot;','&quot;;[.E94];&quot;');&quot;)" office:value-type="string" office:string-value="INSERT INTO arka_bloque_pagina(idrelacion, id_pagina, id_bloque, seccion, posicion) VALUES ('95','2','27','A','1');" calcext:value-type="string">
            <text:p>INSERT INTO arka_bloque_pagina(idrelacion, id_pagina, id_bloque, seccion, posicion) VALUES ('95','2','27','A','1');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+CONCATENATE([.$F$1];[.A95];&quot;','&quot;;[.B95];&quot;','&quot;;[.C95];&quot;','&quot;;[.D95];&quot;','&quot;;[.E95];&quot;');&quot;)" office:value-type="string" office:string-value="INSERT INTO arka_bloque_pagina(idrelacion, id_pagina, id_bloque, seccion, posicion) VALUES ('96','10','27','A','1');" calcext:value-type="string">
            <text:p>INSERT INTO arka_bloque_pagina(idrelacion, id_pagina, id_bloque, seccion, posicion) VALUES ('96','10','27','A','1');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+CONCATENATE([.$F$1];[.A96];&quot;','&quot;;[.B96];&quot;','&quot;;[.C96];&quot;','&quot;;[.D96];&quot;','&quot;;[.E96];&quot;');&quot;)" office:value-type="string" office:string-value="INSERT INTO arka_bloque_pagina(idrelacion, id_pagina, id_bloque, seccion, posicion) VALUES ('97','2','27','A','1');" calcext:value-type="string">
            <text:p>INSERT INTO arka_bloque_pagina(idrelacion, id_pagina, id_bloque, seccion, posicion) VALUES ('97','2','27','A','1');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+CONCATENATE([.$F$1];[.A97];&quot;','&quot;;[.B97];&quot;','&quot;;[.C97];&quot;','&quot;;[.D97];&quot;','&quot;;[.E97];&quot;');&quot;)" office:value-type="string" office:string-value="INSERT INTO arka_bloque_pagina(idrelacion, id_pagina, id_bloque, seccion, posicion) VALUES ('98','8','27','A','1');" calcext:value-type="string">
            <text:p>INSERT INTO arka_bloque_pagina(idrelacion, id_pagina, id_bloque, seccion, posicion) VALUES ('98','8','27','A','1');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+CONCATENATE([.$F$1];[.A98];&quot;','&quot;;[.B98];&quot;','&quot;;[.C98];&quot;','&quot;;[.D98];&quot;','&quot;;[.E98];&quot;');&quot;)" office:value-type="string" office:string-value="INSERT INTO arka_bloque_pagina(idrelacion, id_pagina, id_bloque, seccion, posicion) VALUES ('99','25','27','A','1');" calcext:value-type="string">
            <text:p>INSERT INTO arka_bloque_pagina(idrelacion, id_pagina, id_bloque, seccion, posicion) VALUES ('99','25','27','A','1');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+CONCATENATE([.$F$1];[.A99];&quot;','&quot;;[.B99];&quot;','&quot;;[.C99];&quot;','&quot;;[.D99];&quot;','&quot;;[.E99];&quot;');&quot;)" office:value-type="string" office:string-value="INSERT INTO arka_bloque_pagina(idrelacion, id_pagina, id_bloque, seccion, posicion) VALUES ('100','24','27','A','1');" calcext:value-type="string">
            <text:p>INSERT INTO arka_bloque_pagina(idrelacion, id_pagina, id_bloque, seccion, posicion) VALUES ('100','24','27','A','1');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+CONCATENATE([.$F$1];[.A100];&quot;','&quot;;[.B100];&quot;','&quot;;[.C100];&quot;','&quot;;[.D100];&quot;','&quot;;[.E100];&quot;');&quot;)" office:value-type="string" office:string-value="INSERT INTO arka_bloque_pagina(idrelacion, id_pagina, id_bloque, seccion, posicion) VALUES ('101','23','27','A','1');" calcext:value-type="string">
            <text:p>INSERT INTO arka_bloque_pagina(idrelacion, id_pagina, id_bloque, seccion, posicion) VALUES ('101','23','27','A','1');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+CONCATENATE([.$F$1];[.A101];&quot;','&quot;;[.B101];&quot;','&quot;;[.C101];&quot;','&quot;;[.D101];&quot;','&quot;;[.E101];&quot;');&quot;)" office:value-type="string" office:string-value="INSERT INTO arka_bloque_pagina(idrelacion, id_pagina, id_bloque, seccion, posicion) VALUES ('102','7','27','A','1');" calcext:value-type="string">
            <text:p>INSERT INTO arka_bloque_pagina(idrelacion, id_pagina, id_bloque, seccion, posicion) VALUES ('102','7','27','A','1');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+CONCATENATE([.$F$1];[.A102];&quot;','&quot;;[.B102];&quot;','&quot;;[.C102];&quot;','&quot;;[.D102];&quot;','&quot;;[.E102];&quot;');&quot;)" office:value-type="string" office:string-value="INSERT INTO arka_bloque_pagina(idrelacion, id_pagina, id_bloque, seccion, posicion) VALUES ('103','22','27','A','1');" calcext:value-type="string">
            <text:p>INSERT INTO arka_bloque_pagina(idrelacion, id_pagina, id_bloque, seccion, posicion) VALUES ('103','22','27','A','1');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+CONCATENATE([.$F$1];[.A103];&quot;','&quot;;[.B103];&quot;','&quot;;[.C103];&quot;','&quot;;[.D103];&quot;','&quot;;[.E103];&quot;');&quot;)" office:value-type="string" office:string-value="INSERT INTO arka_bloque_pagina(idrelacion, id_pagina, id_bloque, seccion, posicion) VALUES ('104','21','27','A','1');" calcext:value-type="string">
            <text:p>INSERT INTO arka_bloque_pagina(idrelacion, id_pagina, id_bloque, seccion, posicion) VALUES ('104','21','27','A','1');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+CONCATENATE([.$F$1];[.A104];&quot;','&quot;;[.B104];&quot;','&quot;;[.C104];&quot;','&quot;;[.D104];&quot;','&quot;;[.E104];&quot;');&quot;)" office:value-type="string" office:string-value="INSERT INTO arka_bloque_pagina(idrelacion, id_pagina, id_bloque, seccion, posicion) VALUES ('105','11','27','A','1');" calcext:value-type="string">
            <text:p>INSERT INTO arka_bloque_pagina(idrelacion, id_pagina, id_bloque, seccion, posicion) VALUES ('105','11','27','A','1');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+CONCATENATE([.$F$1];[.A105];&quot;','&quot;;[.B105];&quot;','&quot;;[.C105];&quot;','&quot;;[.D105];&quot;','&quot;;[.E105];&quot;');&quot;)" office:value-type="string" office:string-value="INSERT INTO arka_bloque_pagina(idrelacion, id_pagina, id_bloque, seccion, posicion) VALUES ('106','20','27','A','1');" calcext:value-type="string">
            <text:p>INSERT INTO arka_bloque_pagina(idrelacion, id_pagina, id_bloque, seccion, posicion) VALUES ('106','20','27','A','1');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+CONCATENATE([.$F$1];[.A106];&quot;','&quot;;[.B106];&quot;','&quot;;[.C106];&quot;','&quot;;[.D106];&quot;','&quot;;[.E106];&quot;');&quot;)" office:value-type="string" office:string-value="INSERT INTO arka_bloque_pagina(idrelacion, id_pagina, id_bloque, seccion, posicion) VALUES ('107','12','27','A','1');" calcext:value-type="string">
            <text:p>INSERT INTO arka_bloque_pagina(idrelacion, id_pagina, id_bloque, seccion, posicion) VALUES ('107','12','27','A','1');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+CONCATENATE([.$F$1];[.A107];&quot;','&quot;;[.B107];&quot;','&quot;;[.C107];&quot;','&quot;;[.D107];&quot;','&quot;;[.E107];&quot;');&quot;)" office:value-type="string" office:string-value="INSERT INTO arka_bloque_pagina(idrelacion, id_pagina, id_bloque, seccion, posicion) VALUES ('108','6','27','A','1');" calcext:value-type="string">
            <text:p>INSERT INTO arka_bloque_pagina(idrelacion, id_pagina, id_bloque, seccion, posicion) VALUES ('108','6','27','A','1');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+CONCATENATE([.$F$1];[.A108];&quot;','&quot;;[.B108];&quot;','&quot;;[.C108];&quot;','&quot;;[.D108];&quot;','&quot;;[.E108];&quot;');&quot;)" office:value-type="string" office:string-value="INSERT INTO arka_bloque_pagina(idrelacion, id_pagina, id_bloque, seccion, posicion) VALUES ('109','15','27','A','1');" calcext:value-type="string">
            <text:p>INSERT INTO arka_bloque_pagina(idrelacion, id_pagina, id_bloque, seccion, posicion) VALUES ('109','15','27','A','1');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+CONCATENATE([.$F$1];[.A109];&quot;','&quot;;[.B109];&quot;','&quot;;[.C109];&quot;','&quot;;[.D109];&quot;','&quot;;[.E109];&quot;');&quot;)" office:value-type="string" office:string-value="INSERT INTO arka_bloque_pagina(idrelacion, id_pagina, id_bloque, seccion, posicion) VALUES ('110','19','27','A','1');" calcext:value-type="string">
            <text:p>INSERT INTO arka_bloque_pagina(idrelacion, id_pagina, id_bloque, seccion, posicion) VALUES ('110','19','27','A','1');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+CONCATENATE([.$F$1];[.A110];&quot;','&quot;;[.B110];&quot;','&quot;;[.C110];&quot;','&quot;;[.D110];&quot;','&quot;;[.E110];&quot;');&quot;)" office:value-type="string" office:string-value="INSERT INTO arka_bloque_pagina(idrelacion, id_pagina, id_bloque, seccion, posicion) VALUES ('111','18','27','A','1');" calcext:value-type="string">
            <text:p>INSERT INTO arka_bloque_pagina(idrelacion, id_pagina, id_bloque, seccion, posicion) VALUES ('111','18','27','A','1');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+CONCATENATE([.$F$1];[.A111];&quot;','&quot;;[.B111];&quot;','&quot;;[.C111];&quot;','&quot;;[.D111];&quot;','&quot;;[.E111];&quot;');&quot;)" office:value-type="string" office:string-value="INSERT INTO arka_bloque_pagina(idrelacion, id_pagina, id_bloque, seccion, posicion) VALUES ('112','13','27','A','1');" calcext:value-type="string">
            <text:p>INSERT INTO arka_bloque_pagina(idrelacion, id_pagina, id_bloque, seccion, posicion) VALUES ('112','13','27','A','1');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+CONCATENATE([.$F$1];[.A112];&quot;','&quot;;[.B112];&quot;','&quot;;[.C112];&quot;','&quot;;[.D112];&quot;','&quot;;[.E112];&quot;');&quot;)" office:value-type="string" office:string-value="INSERT INTO arka_bloque_pagina(idrelacion, id_pagina, id_bloque, seccion, posicion) VALUES ('113','9','27','A','1');" calcext:value-type="string">
            <text:p>INSERT INTO arka_bloque_pagina(idrelacion, id_pagina, id_bloque, seccion, posicion) VALUES ('113','9','27','A','1');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+CONCATENATE([.$F$1];[.A113];&quot;','&quot;;[.B113];&quot;','&quot;;[.C113];&quot;','&quot;;[.D113];&quot;','&quot;;[.E113];&quot;');&quot;)" office:value-type="string" office:string-value="INSERT INTO arka_bloque_pagina(idrelacion, id_pagina, id_bloque, seccion, posicion) VALUES ('114','16','27','A','1');" calcext:value-type="string">
            <text:p>INSERT INTO arka_bloque_pagina(idrelacion, id_pagina, id_bloque, seccion, posicion) VALUES ('114','16','27','A','1');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+CONCATENATE([.$F$1];[.A114];&quot;','&quot;;[.B114];&quot;','&quot;;[.C114];&quot;','&quot;;[.D114];&quot;','&quot;;[.E114];&quot;');&quot;)" office:value-type="string" office:string-value="INSERT INTO arka_bloque_pagina(idrelacion, id_pagina, id_bloque, seccion, posicion) VALUES ('115','5','27','A','1');" calcext:value-type="string">
            <text:p>INSERT INTO arka_bloque_pagina(idrelacion, id_pagina, id_bloque, seccion, posicion) VALUES ('115','5','27','A','1');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+CONCATENATE([.$F$1];[.A115];&quot;','&quot;;[.B115];&quot;','&quot;;[.C115];&quot;','&quot;;[.D115];&quot;','&quot;;[.E115];&quot;');&quot;)" office:value-type="string" office:string-value="INSERT INTO arka_bloque_pagina(idrelacion, id_pagina, id_bloque, seccion, posicion) VALUES ('116','26','27','A','1');" calcext:value-type="string">
            <text:p>INSERT INTO arka_bloque_pagina(idrelacion, id_pagina, id_bloque, seccion, posicion) VALUES ('116','26','27','A','1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0">00/00/0000</text:date>, <text:time style:data-style-name="N2" text:time-value="15:11:12.1079177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16:00:10.805247427</meta:creation-date>
    <dc:date>2015-02-20T15:51:01.838815000</dc:date>
    <meta:editing-duration>PT1H45M22S</meta:editing-duration>
    <meta:editing-cycles>2</meta:editing-cycles>
    <meta:generator>LibreOffice/4.2.8.2$Linux_X86_64 LibreOffice_project/420$Build-2</meta:generator>
    <meta:document-statistic meta:table-count="3" meta:cell-count="1069" meta:object-count="0"/>
  </office:meta>
</office:document-meta>
</file>